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4a86e8"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solid" svg:stroke-width="0.079cm" svg:stroke-color="#ffff00"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solid" svg:stroke-width="0.053cm" svg:stroke-color="#cc0000"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dash" draw:stroke-dash="Dashed_20__28_var_29__20_4" svg:stroke-width="0.053cm" svg:stroke-color="#000000"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79cm" svg:stroke-color="#38761d"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79cm" svg:stroke-color="#ff9900"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99999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595959" draw:marker-start="msArrowEnd_20_9" draw:marker-start-width="0.395cm" draw:marker-start-center="false" draw:marker-end="msArrowEnd_20_9" draw:marker-end-width="0.395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53cm" svg:stroke-color="#595959"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53cm" svg:stroke-color="#595959"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fill-color="#3399ff" draw:textarea-horizontal-align="justify" draw:textarea-vertical-align="middle" draw:auto-grow-height="false" fo:min-height="0cm" fo:min-width="0cm" fo:wrap-option="no-wrap"/>
    </style:style>
    <style:style style:name="gr14" style:family="graphic" style:parent-style-name="standard">
      <style:graphic-properties draw:stroke="dash" draw:stroke-dash="Dashed_20__28_var_29_" svg:stroke-width="0.081cm" draw:marker-start-width="0.321cm" draw:marker-end="Arrow" draw:marker-end-width="0.321cm" draw:textarea-vertical-align="middle" fo:padding-top="0.165cm" fo:padding-bottom="0.165cm" fo:padding-left="0.29cm" fo:padding-right="0.29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svg:stroke-width="0.053cm" svg:stroke-color="#666666" draw:marker-start-width="0.279cm" draw:marker-end="Arrow" draw:marker-end-width="0.279cm" draw:fill="none" draw:fill-color="#999999" draw:textarea-vertical-align="middle" fo:padding-top="0.151cm" fo:padding-bottom="0.151cm" fo:padding-left="0.276cm" fo:padding-right="0.276cm"/>
    </style:style>
    <style:style style:name="gr17" style:family="graphic">
      <style:graphic-properties style:protect="size"/>
    </style:style>
    <style:style style:name="gr18" style:family="graphic" style:parent-style-name="standard">
      <style:graphic-properties draw:stroke="none" svg:stroke-color="#000000" draw:fill="none" draw:fill-color="#ffffff" draw:auto-grow-height="true" draw:auto-grow-width="false" fo:max-height="0cm" fo:min-height="5.949cm"/>
    </style:style>
    <style:style style:name="gr19" style:family="graphic" style:parent-style-name="standard">
      <style:graphic-properties draw:stroke="none" svg:stroke-color="#000000" draw:fill="none" draw:fill-color="#ffffff" draw:auto-grow-height="true" draw:auto-grow-width="false" fo:max-height="0cm" fo:min-height="4.991cm"/>
    </style:style>
    <style:style style:name="gr20" style:family="graphic">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1" style:family="graphic">
      <style:graphic-properties draw:stroke="solid" svg:stroke-width="0.079cm" svg:stroke-color="#ff9900"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22" style:family="graphic">
      <style:graphic-properties draw:stroke="solid" svg:stroke-width="0.079cm" svg:stroke-color="#99999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23" style:family="graphic">
      <style:graphic-properties draw:stroke="solid" svg:stroke-width="0.053cm" svg:stroke-color="#595959"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3">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5" style:family="graphic" style:parent-style-name="objectwithoutfill">
      <style:graphic-properties svg:stroke-width="0.159cm" svg:stroke-color="#cc0000" draw:marker-start-width="0.438cm" draw:marker-end="Arrow" draw:marker-end-width="0.538cm" draw:fill="none" draw:textarea-vertical-align="middle" fo:padding-top="0.204cm" fo:padding-bottom="0.204cm" fo:padding-left="0.329cm" fo:padding-right="0.329cm"/>
    </style:style>
    <style:style style:name="gr26" style:family="graphic" style:parent-style-name="standard">
      <style:graphic-properties draw:stroke="none" svg:stroke-color="#000000" draw:fill="none" draw:fill-color="#ffffff" draw:auto-grow-height="true" draw:auto-grow-width="false" fo:max-height="0cm" fo:min-height="6.35cm"/>
    </style:style>
    <style:style style:name="gr27" style:family="graphic" style:parent-style-name="standard">
      <style:graphic-properties draw:stroke="solid" svg:stroke-width="0.053cm" svg:stroke-color="#595959" draw:marker-start="Arrow" draw:marker-start-width="0.35cm" draw:marker-start-center="false" draw:marker-end=""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29" style:family="graphic" style:parent-style-name="standard">
      <style:graphic-properties svg:stroke-width="0.081cm" svg:stroke-color="#808080" draw:marker-start-width="0.321cm" draw:marker-end="Arrow" draw:marker-end-width="0.321cm" draw:textarea-vertical-align="middle" fo:padding-top="0.165cm" fo:padding-bottom="0.165cm" fo:padding-left="0.29cm" fo:padding-right="0.29cm"/>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20_slide-notes">
      <style:graphic-properties draw:fill-color="#ffffff" fo:min-height="13.364cm"/>
    </style:style>
    <style:style style:name="pr3"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notes">
      <style:graphic-properties draw:fill-color="#ffffff" fo:min-height="11.429cm"/>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fo:text-align="start" style:font-independent-line-spacing="true"/>
      <style:text-properties fo:font-size="14pt"/>
    </style:style>
    <style:style style:name="P3" style:family="paragraph">
      <style:paragraph-properties fo:text-align="center" style:font-independent-line-spacing="true"/>
      <style:text-properties fo:font-size="14pt"/>
    </style:style>
    <style:style style:name="P4" style:family="paragraph">
      <style:paragraph-properties fo:margin-left="0cm" fo:margin-right="0cm" fo:margin-top="0cm" fo:margin-bottom="0cm" fo:line-height="100%" fo:text-align="start" fo:text-indent="0cm" style:writing-mode="lr-tb"/>
    </style:style>
    <style:style style:name="P5" style:family="paragraph">
      <style:paragraph-properties fo:text-align="start" style:font-independent-line-spacing="true"/>
      <style:text-properties fo:font-size="11pt" style:font-size-asian="11pt" style:font-size-complex="11pt"/>
    </style:style>
    <style:style style:name="P6" style:family="paragraph">
      <style:paragraph-properties fo:text-align="start"/>
      <style:text-properties fo:font-size="18pt"/>
    </style:style>
    <style:style style:name="P7" style:family="paragraph">
      <style:paragraph-properties fo:text-align="center"/>
    </style:style>
    <style:style style:name="P8" style:family="paragraph">
      <style:paragraph-properties fo:text-align="center"/>
      <style:text-properties fo:font-size="14pt" style:font-size-asian="14pt" style:font-size-complex="14pt"/>
    </style:style>
    <style:style style:name="P9" style:family="paragraph">
      <style:text-properties fo:font-size="12pt" style:font-size-asian="12pt" style:font-size-complex="12pt"/>
    </style:style>
    <style:style style:name="P10" style:family="paragraph">
      <style:text-properties fo:color="#990000" fo:font-weight="bold" style:font-weight-asian="bold" style:font-weight-complex="bold"/>
    </style:style>
    <style:style style:name="P11" style:family="paragraph">
      <style:paragraph-properties fo:margin-left="0cm" fo:margin-right="0cm" fo:margin-top="0cm" fo:margin-bottom="0cm" fo:line-height="100%" fo:text-align="start" fo:text-indent="0cm"/>
    </style:style>
    <style:style style:name="P12" style:family="paragraph">
      <style:paragraph-properties fo:text-align="start" style:font-independent-line-spacing="true"/>
      <style:text-properties fo:font-size="11pt"/>
    </style:style>
    <style:style style:name="P13" style:family="paragraph">
      <style:paragraph-properties fo:margin-top="0cm" fo:margin-bottom="0cm" fo:line-height="100%" fo:text-align="start" style:writing-mode="lr-tb"/>
    </style:style>
    <style:style style:name="P14" style:family="paragraph">
      <style:paragraph-properties fo:margin-left="0cm" fo:margin-right="0cm" fo:margin-top="0cm" fo:margin-bottom="0cm" fo:line-height="100%" fo:text-align="start" fo:text-indent="0cm" style:writing-mode="lr-tb" style:font-independent-line-spacing="true"/>
      <style:text-properties fo:font-size="14pt"/>
    </style:style>
    <style:style style:name="P15" style:family="paragraph">
      <style:paragraph-properties fo:margin-left="0cm" fo:margin-right="0cm" fo:margin-top="0cm" fo:margin-bottom="0cm" fo:line-height="100%" fo:text-align="center" fo:text-indent="0cm" style:writing-mode="lr-tb" style:font-independent-line-spacing="true"/>
      <style:text-properties fo:font-size="14pt"/>
    </style:style>
    <style:style style:name="P16" style:family="paragraph">
      <style:paragraph-properties fo:text-align="center"/>
      <style:text-properties fo:font-size="18pt"/>
    </style:style>
    <style:style style:name="P17" style:family="paragraph">
      <style:text-properties fo:color="#cc0000"/>
    </style:style>
    <style:style style:name="P18" style:family="paragraph">
      <style:paragraph-properties fo:margin-top="0cm" fo:margin-bottom="0cm" fo:line-height="100%" fo:text-align="start" style:writing-mode="lr-tb" style:font-independent-line-spacing="true"/>
      <style:text-properties fo:font-size="11pt"/>
    </style:style>
    <style:style style:name="P19" style:family="paragraph">
      <style:text-properties fo:font-size="14pt" style:font-size-asian="14pt" style:font-size-complex="14pt"/>
    </style:style>
    <style:style style:name="P20"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start" fo:text-indent="0cm" style:writing-mode="lr-tb"/>
      <style:text-properties fo:color="#990000" fo:font-size="12pt" fo:font-weight="bold" style:font-size-asian="12pt" style:font-weight-asian="bold" style:font-size-complex="12pt" style:font-weight-complex="bold"/>
    </style:style>
    <style:style style:name="P22" style:family="paragraph">
      <style:paragraph-properties fo:text-align="start" style:font-independent-line-spacing="true"/>
      <style:text-properties fo:color="#990000" fo:font-size="12pt" fo:font-weight="bold" style:font-size-asian="12pt" style:font-weight-asian="bold" style:font-size-complex="12pt" style:font-weight-complex="bold"/>
    </style:style>
    <style:style style:name="P23" style:family="paragraph">
      <style:paragraph-properties fo:text-align="start" style:font-independent-line-spacing="true"/>
      <style:text-properties fo:font-size="16pt" style:font-size-asian="16pt" style:font-size-complex="16pt"/>
    </style:style>
    <style:style style:name="P24" style:family="paragraph">
      <style:paragraph-properties fo:margin-left="0cm" fo:margin-right="0cm" fo:margin-top="0cm" fo:margin-bottom="0.564cm" fo:line-height="100%" fo:text-align="start" fo:text-indent="0cm" style:writing-mode="lr-tb"/>
    </style:style>
    <style:style style:name="P25" style:family="paragraph">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9pt" fo:font-weight="normal" style:font-size-asian="9pt" style:font-weight-asian="normal" style:font-size-complex="9pt" style:font-weight-complex="normal"/>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8pt" fo:font-weight="normal" style:font-size-asian="8pt" style:font-weight-asian="normal" style:font-size-complex="8pt" style:font-weight-complex="normal"/>
    </style:style>
    <style:style style:name="T11" style:family="text">
      <style:text-properties fo:color="#801900" fo:font-size="9pt" fo:font-weight="normal" style:font-size-asian="9pt" style:font-weight-asian="normal" style:font-size-complex="9pt" style:font-weight-complex="normal"/>
    </style:style>
    <style:style style:name="T12" style:family="text">
      <style:text-properties fo:color="#003300" fo:font-size="9pt" fo:font-weight="normal" style:font-size-asian="9pt" style:font-weight-asian="normal" style:font-size-complex="9pt" style:font-weight-complex="normal"/>
    </style:style>
    <style:style style:name="T13" style:family="text">
      <style:text-properties fo:color="#003300" fo:font-size="9pt" fo:font-weight="bold" style:font-size-asian="9pt" style:font-weight-asian="bold" style:font-size-complex="9pt"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variant="normal" fo:text-transform="none" fo:color="#99999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color="#808080" fo:font-size="12pt" fo:font-style="italic" style:font-size-asian="12pt" style:font-style-asian="italic" style:font-size-complex="12pt" style:font-style-complex="italic"/>
    </style:style>
    <style:style style:name="T18" style:family="text">
      <style:text-properties fo:font-size="10pt" style:font-size-asian="10pt" style:font-size-complex="10pt"/>
    </style:style>
    <style:style style:name="T19"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size="10pt" fo:font-weight="bold" style:font-size-asian="10pt" style:font-weight-asian="bold" style:font-size-complex="10pt" style:font-weight-complex="bold"/>
    </style:style>
    <style:style style:name="T21" style:family="text">
      <style:text-properties fo:color="#000000" fo:font-size="12pt" fo:font-style="normal" style:font-size-asian="12pt" style:font-style-asian="normal" style:font-size-complex="12pt" style:font-style-complex="normal"/>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8pt" fo:font-weight="bold" style:font-weight-asian="bold" style:font-weight-complex="bold"/>
    </style:style>
    <style:style style:name="T24" style:family="text">
      <style:text-properties fo:color="#cc0000"/>
    </style:style>
    <style:style style:name="T25" style:family="text">
      <style:text-properties fo:color="#666666" fo:font-size="12pt" style:font-size-asian="12pt" style:font-size-complex="12pt"/>
    </style:style>
    <style:style style:name="T26" style:family="text">
      <style:text-properties fo:color="#000000" fo:font-size="12pt" style:font-size-asian="12pt" style:font-size-complex="12pt"/>
    </style:style>
    <style:style style:name="T27" style:family="text">
      <style:text-properties fo:font-variant="normal" fo:text-transform="none" fo:color="#99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8" style:family="text">
      <style:text-properties fo:font-variant="normal" fo:text-transform="none" fo:color="#cccccc"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9" style:family="text">
      <style:text-properties fo:color="#990000" fo:font-size="12pt" style:font-size-asian="12pt" style:font-size-complex="12pt"/>
    </style:style>
    <style:style style:name="T30" style:family="text">
      <style:text-properties fo:color="#006600" fo:font-size="12pt" style:font-size-asian="12pt" style:font-size-complex="12pt"/>
    </style:style>
    <style:style style:name="T31" style:family="text">
      <style:text-properties fo:color="#00cc00" fo:font-size="12pt" style:text-underline-style="solid" style:text-underline-width="auto" style:text-underline-color="font-color" fo:font-weight="bold" style:font-size-asian="12pt" style:font-weight-asian="bold" style:font-size-complex="12pt" style:font-weight-complex="bold"/>
    </style:style>
    <style:style style:name="T32" style:family="text">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T3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35"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36cm" text:min-label-width="0.634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Shape 54" draw:style-name="gr1" draw:text-style-name="P2" xml:id="id2" draw:id="id2" draw:layer="layout" svg:width="3.203cm" svg:height="1.662cm" svg:x="3.4cm" svg:y="5.971cm">
          <text:p text:style-name="P1"><text:span text:style-name="T1">Hub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2" draw:text-style-name="P2" draw:layer="layout" svg:width="5.094cm" svg:height="1.322cm" svg:x="18.679cm" svg:y="3.005cm">
          <text:p text:style-name="P1"><text:span text:style-name="T1">Mor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3" draw:text-style-name="P2" draw:layer="layout" svg:width="5.094cm" svg:height="1.322cm" svg:x="18.913cm" svg:y="6.483cm">
          <text:p text:style-name="P1"><text:span text:style-name="T1">Eleph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4" draw:text-style-name="P2" draw:layer="layout" svg:width="5.094cm" svg:height="2.156cm" svg:x="10.794cm" svg:y="11.866cm">
          <text:p text:style-name="P1"><text:span text:style-name="T1">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59" draw:style-name="gr5" draw:text-style-name="P3" xml:id="id4" draw:id="id4" draw:layer="layout" svg:width="19.973cm" svg:height="1.322cm" svg:x="3.8cm" svg:y="9.442cm">
          <text:p text:style-name="P1"><text:span text:style-name="T1">Data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6" draw:text-style-name="P2" draw:layer="layout" svg:width="3.131cm" svg:height="1.322cm" svg:x="14.269cm" svg:y="7.6cm">
          <text:p text:style-name="P1"><text:span text:style-name="T1">Bro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7" draw:text-style-name="P2" draw:layer="layout" svg:width="22.263cm" svg:height="1.322cm" svg:x="1.51cm" svg:y="0.739cm">
          <text:p text:style-name="P1"><text:span text:style-name="T1">Windshield (GUI/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8" draw:text-style-name="P5" xml:id="id3" draw:id="id3" draw:layer="layout" svg:width="2.008cm" svg:height="1.662cm" svg:x="11.695cm" svg:y="4.182cm">
          <text:p text:style-name="P4"><text:span text:style-name="T2">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9" draw:text-style-name="P6" draw:layer="layout" svg:width="1.82cm" svg:height="0.001cm" draw:transform="rotate (1.5707963267949) translate (13.308cm 12.585cm)">
          <text:p/>
          <draw:enhanced-geometry draw:mirror-horizontal="true" draw:mirror-vertical="false" svg:viewBox="0 0 0 0" draw:text-areas="0 0 ?f2 ?f3" draw:type="ooxml-bentConnector3" draw:modifiers="302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68" draw:style-name="gr10" draw:text-style-name="P6" draw:layer="layout" svg:width="5.09cm" svg:height="1.789cm" draw:transform="rotate (-3.14159265358979) translate (11.695cm 6.803cm)">
          <text:p/>
          <draw:enhanced-geometry draw:mirror-horizontal="true" draw:mirror-vertical="false" svg:viewBox="0 0 0 0" draw:text-areas="0 0 ?f2 ?f3" draw:type="ooxml-bentConnector3" draw:modifiers="500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69" draw:style-name="gr11" draw:text-style-name="P6" draw:layer="layout" svg:width="1.755cm" svg:height="2.501cm" draw:transform="rotate (-1.5707963267949) translate (15.199cm 5.845cm)">
          <text:p/>
          <draw:enhanced-geometry draw:mirror-horizontal="true" draw:mirror-vertical="false" svg:viewBox="0 0 0 0" draw:text-areas="0 0 ?f2 ?f3" draw:type="ooxml-bentConnector3" draw:modifiers="5001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70" draw:style-name="gr11" draw:text-style-name="P6" draw:layer="layout" svg:width="2.119cm" svg:height="0.057cm" draw:transform="rotate (1.5707963267949) translate (12.608cm 4.182cm)">
          <text:p/>
          <draw:enhanced-geometry draw:mirror-horizontal="true" draw:mirror-vertical="false" svg:viewBox="0 0 0 0" draw:text-areas="0 0 ?f2 ?f3" draw:type="ooxml-bentConnector3" draw:modifiers="499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71" draw:style-name="gr10" draw:text-style-name="P6" draw:layer="layout" svg:width="5.207cm" svg:height="2.13cm" svg:x="13.705cm" svg:y="5.013cm">
          <text:p/>
          <draw:enhanced-geometry draw:mirror-horizontal="false" draw:mirror-vertical="false" svg:viewBox="0 0 0 0" draw:text-areas="0 0 ?f2 ?f3" draw:type="ooxml-bentConnector3" draw:modifiers="4999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72" draw:style-name="gr10" draw:text-style-name="P6" draw:layer="layout" svg:width="4.983cm" svg:height="0.781cm" draw:transform="rotate (-3.14159265358979) translate (18.645cm 4.448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73" draw:style-name="gr11" draw:text-style-name="P6" draw:layer="layout" svg:width="1.576cm" svg:height="0.024cm" draw:transform="rotate (1.5707963267949) translate (21.46cm 9.382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75" draw:style-name="gr12" draw:text-style-name="P2" draw:layer="layout" svg:width="1.104cm" svg:height="1.009cm" svg:x="12.642cm" svg:y="2.827cm">
          <text:p text:style-name="P4"><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2" draw:text-style-name="P2" draw:layer="layout" svg:width="1.104cm" svg:height="1.009cm" svg:x="16.33cm" svg:y="3.552cm">
          <text:p text:style-name="P4"><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gr12" draw:text-style-name="P2" draw:layer="layout" svg:width="1.104cm" svg:height="1.009cm" svg:x="9.1cm" svg:y="5.013cm">
          <text:p text:style-name="P4"><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2" draw:text-style-name="P2" draw:layer="layout" svg:width="1.104cm" svg:height="1.009cm" svg:x="16.33cm" svg:y="5.013cm">
          <text:p text:style-name="P4"><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12" draw:text-style-name="P2" draw:layer="layout" svg:width="1.104cm" svg:height="1.009cm" svg:x="14.4cm" svg:y="6.442cm">
          <text:p text:style-name="P4"><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gr12" draw:text-style-name="P2" draw:layer="layout" svg:width="1.104cm" svg:height="1.009cm" svg:x="1.357cm" svg:y="6.647cm">
          <text:p text:style-name="P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 draw:style-name="gr12" draw:text-style-name="P2" draw:layer="layout" svg:width="1.104cm" svg:height="1.009cm" svg:x="20.355cm" svg:y="8.118cm">
          <text:p text:style-name="P4"><text:span text:style-name="T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12" draw:text-style-name="P2" draw:layer="layout" svg:width="1.104cm" svg:height="1.009cm" svg:x="13.418cm" svg:y="11.033cm">
          <text:p text:style-name="P4"><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8" xml:id="id1" draw:id="id1" draw:layer="layout" svg:width="2.4cm" svg:height="1.6cm" svg:x="0.1cm" svg:y="4.8cm">
          <text:p text:style-name="P7"><text:span text:style-name="T3">Web</text:span></text:p>
          <text:p text:style-name="P7"><text:span text:style-name="T3">Hoo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 draw:text-style-name="P7" draw:layer="layout" svg:x1="1.3cm" svg:y1="6.4cm" svg:x2="3.4cm" svg:y2="6.802cm" draw:start-shape="id1" draw:start-glue-point="2" draw:end-shape="id2" draw:end-glue-point="3" svg:d="M1300 6400v402h2100" svg:viewBox="0 0 2101 403">
          <text:p/>
        </draw:connector>
        <draw:connector draw:style-name="gr14" draw:text-style-name="P7" draw:layer="layout" svg:x1="11.695cm" svg:y1="5.013cm" svg:x2="1.3cm" svg:y2="4.8cm" draw:start-shape="id3" draw:start-glue-point="3" draw:end-shape="id1" draw:end-glue-point="0" svg:d="M11695 5013h-4616v-714h-5779v501" svg:viewBox="0 0 10396 715">
          <text:p/>
        </draw:connector>
        <draw:frame draw:style-name="gr15" draw:text-style-name="P9" draw:layer="layout" svg:width="1.2cm" svg:height="0.747cm" svg:x="11.7cm" svg:y="7.2cm">
          <draw:text-box>
            <text:p><text:span text:style-name="T4">12</text:span></text:p>
          </draw:text-box>
        </draw:frame>
        <draw:connector draw:style-name="gr16" draw:text-style-name="P7" draw:layer="layout" svg:x1="12.699cm" svg:y1="5.844cm" svg:x2="13.786cm" svg:y2="9.442cm" draw:start-shape="id3" draw:end-shape="id4" svg:d="M12699 5844v1806h1087v1792" svg:viewBox="0 0 1088 3599">
          <text:p/>
        </draw:connector>
        <draw:frame draw:style-name="gr15" draw:text-style-name="P9" draw:layer="layout" svg:width="1.2cm" svg:height="0.747cm" svg:x="6.6cm" svg:y="3.601cm">
          <draw:text-box>
            <text:p><text:span text:style-name="T4">13</text:span></text:p>
          </draw:text-box>
        </draw:frame>
        <draw:frame draw:style-name="gr15" draw:text-style-name="P10" draw:layer="layout" svg:width="9.2cm" svg:height="2.486cm" svg:x="16.2cm" svg:y="11.114cm">
          <draw:text-box>
            <text:p text:style-name="P10"><text:span text:style-name="T5">¿Y si eliminamos Elephant y lo dejamos todo en DataController?</text:span></text:p>
          </draw:text-box>
        </draw:frame>
        <presentation:notes draw:style-name="dp2">
          <draw:page-thumbnail draw:name="Shape 51" draw:style-name="gr17" draw:layer="layout" svg:width="16.933cm" svg:height="9.524cm" svg:x="1.059cm" svg:y="1.905cm" draw:page-number="1" presentation:class="page"/>
          <draw:frame draw:name="Shape 52" presentation:style-name="pr1" draw:text-style-name="P12" draw:layer="layout" svg:width="15.239cm" svg:height="11.429cm" svg:x="1.905cm" svg:y="12.065cm" presentation:class="notes" presentation:user-transformed="true">
            <draw:text-box>
              <text:list text:style-name="L2">
                <text:list-item>
                  <text:p text:style-name="P11"><text:span text:style-name="T6">El módulo de Registro de Receptores le avisa al Monitor de Monederos si hay algún cambio en los Direcciones a Monitorear luego de hacer el cambio a través del módulo de Control de Datos. Al arrancar el Monitor de Monederos este consulta a Control de Datos las direcciones a Monitorear actualmente.</text:span></text:p>
                </text:list-item>
              </text:list>
            </draw:text-box>
          </draw:frame>
        </presentation:notes>
      </draw:page>
      <draw:page draw:name="page2" draw:style-name="dp1" draw:master-page-name="Title_20_slide" presentation:presentation-page-layout-name="AL2T1">
        <office:forms form:automatic-focus="false" form:apply-design-mode="false"/>
        <draw:custom-shape draw:name="Shape 54" draw:style-name="gr1" draw:text-style-name="P2" xml:id="id6" draw:id="id6" draw:layer="layout" svg:width="3.203cm" svg:height="1.662cm" svg:x="15.497cm" svg:y="3.638cm">
          <text:p text:style-name="P1"><text:span text:style-name="T1">Hub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8" xml:id="id5" draw:id="id5" draw:layer="layout" svg:width="2.4cm" svg:height="1.6cm" svg:x="4.597cm" svg:y="2.367cm">
          <text:p text:style-name="P7"><text:span text:style-name="T3">Web</text:span></text:p>
          <text:p text:style-name="P7"><text:span text:style-name="T3">Hoo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 draw:text-style-name="P7" draw:layer="layout" svg:x1="5.797cm" svg:y1="3.967cm" svg:x2="15.497cm" svg:y2="4.469cm" draw:start-shape="id5" draw:start-glue-point="2" draw:end-shape="id6" draw:end-glue-point="3" svg:d="M5797 3967v502h9700" svg:viewBox="0 0 9701 503">
          <text:p/>
        </draw:connector>
        <draw:custom-shape draw:name="Shape 89" draw:style-name="gr12" draw:text-style-name="P2" draw:layer="layout" svg:width="8.006cm" svg:height="1.023cm" svg:x="7.053cm" svg:y="0.313cm">
          <text:p text:style-name="P4"><text:span text:style-name="T1">Relación Binaria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4.2cm" svg:height="0.996cm" svg:x="3.7cm" svg:y="1.2cm">
          <draw:text-box>
            <text:p>Bitcoin API</text:p>
          </draw:text-box>
        </draw:frame>
        <draw:frame draw:style-name="gr18" draw:text-style-name="P7" draw:layer="layout" svg:width="24cm" svg:height="8.867cm" svg:x="1cm" svg:y="5.4cm">
          <draw:text-box>
            <text:p text:style-name="P7"><text:span text:style-name="T7">JSON Interface /hubble/transaction/</text:span></text:p>
            <text:p><text:span text:style-name="T7">JSON POST (example):</text:span></text:p>
            <text:p><text:span text:style-name="T8">{"block_height" : -1,"block_index" : -1,"</text:span><text:span text:style-name="T9">hash</text:span><text:span text:style-name="T8">" : </text:span><text:span text:style-name="T9">7a67256c3d6ab21932f17823fcb724fe2f473f44118620e982f5f9b438a76090</text:span><text:span text:style-name="T8">,</text:span></text:p>
            <text:p><text:span text:style-name="T8"><text:s text:c="3"/></text:span><text:span text:style-name="T10">"addresses" : -[17ezpTzbEMArwjPqpdupWDzn7hgUimjZS8, 1KEz7WsNypzB8LXXky4Lc2eQfQwKvvHUNZ, 1MGHXDQAA4mfBSLK4Dt3QDrAXNcXaaW7JY</text:span></text:p>
            <text:p><text:span text:style-name="T8"><text:s text:c="4"/></text:span><text:span text:style-name="T8">],</text:span></text:p>
            <text:p><text:span text:style-name="T8">"total" : 1082167, "fees" : 14700, "size" : 225, "preference" : high, "relayed_by" : 52.90.104.147:8333, "</text:span><text:span text:style-name="T9">received</text:span><text:span text:style-name="T8">" : </text:span><text:span text:style-name="T9">2017-01-01T16:27:31.85Z</text:span><text:span text:style-name="T8">,</text:span></text:p>
            <text:p><text:span text:style-name="T8"><text:s text:c="4"/></text:span><text:span text:style-name="T8">"ver" : 1, "lock_time" : 0, "double_spend" : false, "vin_sz" : 1, "vout_sz" : 2, "confirmations" : 0,</text:span></text:p>
            <text:p><text:span text:style-name="T11">"inputs" : -[-{ "prev_hash" : ddad417efe394c2c87d5e0da40232690e1760346ca93af3cdfc61927d290cdbf, "output_index" : 1,</text:span></text:p>
            <text:p><text:span text:style-name="T11">"script" :473044022020d72d8269144620ee830ca1dc99c159f9e3827e25b07c581072bf0391424d7a02200666bc46d6a5e76f5724bb1cfa449473bccc8acde0270e1e0f1abe36f44f481101210360d6c1560e580003b8d8dd0c00d48777c7e0cb27d535c7d7dca497e79a82e344,</text:span></text:p>
            <text:p><text:span text:style-name="T11">"output_value" : 1096867, "sequence" : 4294967295, "addresses" : -[17ezpTzbEMArwjPqpdupWDzn7hgUimjZS8],</text:span></text:p>
            <text:p><text:span text:style-name="T11">"script_type" : pay-to-pubkey-hash }],</text:span></text:p>
            <text:p><text:span text:style-name="T12">"outputs" : -[-{"value" : 775167, "script" : 76a914c81758b989ba870f86edb083ade470ccad03a3f888ac, </text:span></text:p>
            <text:p><text:span text:style-name="T12">"addresses" : -[1KEz7WsNypzB8LXXky4Lc2eQfQwKvvHUNZ], "script_type" : pay-to-pubkey-hash},-{ "</text:span><text:span text:style-name="T13">value</text:span><text:span text:style-name="T12">" : </text:span><text:span text:style-name="T13">307000</text:span><text:span text:style-name="T12">,</text:span></text:p>
            <text:p><text:span text:style-name="T12"><text:s text:c="12"/></text:span><text:span text:style-name="T12">"script" : 76a914de468bcbc3c1bf0e25dd9b626c60eac3a8d8d91488ac,</text:span></text:p>
            <text:p><text:span text:style-name="T12"><text:s text:c="12"/></text:span><text:span text:style-name="T12">"</text:span><text:span text:style-name="T13">addresses</text:span><text:span text:style-name="T12">" : -[</text:span><text:span text:style-name="T13">1MGHXDQAA4mfBSLK4Dt3QDrAXNcXaaW7JY</text:span><text:span text:style-name="T12">], "script_type" : pay-to-pubkey-hash}]</text:span></text:p>
            <text:p><text:span text:style-name="T8">}</text:span></text:p>
            <text:p><text:span text:style-name="T14">RETURN:</text:span></text:p>
            <text:p><text:span text:style-name="T4">204 : Ok – No content</text:span></text:p>
            <text:p><text:span text:style-name="T4">400 : Bad request (JSON error)</text:span></text:p>
          </draw:text-box>
        </draw:frame>
        <presentation:notes draw:style-name="dp2">
          <draw:page-thumbnail draw:style-name="gr17"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Title_20_and_20_body" presentation:presentation-page-layout-name="AL2T1">
        <office:forms form:automatic-focus="false" form:apply-design-mode="false"/>
        <draw:custom-shape draw:name="Shape 98" draw:style-name="gr12" draw:text-style-name="P2" draw:layer="layout" svg:width="8.006cm" svg:height="1.023cm" svg:x="8.815cm" svg:y="0.243cm">
          <text:p text:style-name="P4"><text:span text:style-name="T1">Relación Binaria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7" draw:text-style-name="P2" draw:layer="layout" svg:width="22.263cm" svg:height="1.322cm" svg:x="1.51cm" svg:y="1.398cm">
          <text:p text:style-name="P1"><text:span text:style-name="T1">Windshie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gr8" draw:text-style-name="P2" draw:layer="layout" svg:width="2.363cm" svg:height="1.662cm" svg:x="9.437cm" svg:y="11.406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11" draw:text-style-name="P6" draw:layer="layout" svg:width="8.606cm" svg:height="0.01cm" draw:transform="rotate (1.5707963267949) translate (10.6cm 11.406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02" draw:style-name="gr12" draw:text-style-name="P2" draw:layer="layout" svg:width="10.458cm" svg:height="8.529cm" svg:x="0.152cm" svg:y="3.331cm">
          <text:list text:style-name="L3">
            <text:list-item>
              <text:p text:style-name="P4"><text:span text:style-name="T1">Windshield agrega/consulta/modifica Receptor, incluyendo la asignación de direcciones Bitcoin</text:span></text:p>
            </text:list-item>
            <text:list-item>
              <text:p text:style-name="P4"><text:span text:style-name="T15">Windshield agrega/consulta Abono FIAT a Receptor</text:span></text:p>
            </text:list-item>
          </text:list>
          <text:list text:style-name="L4">
            <text:list-item>
              <text:p text:style-name="P4"><text:span text:style-name="T15">Windishield modifica (Override) Tasa de Cambio</text:span></text:p>
            </text:list-item>
          </text:list>
          <text:list text:style-name="L1">
            <text:list-header>
              <text:p text:style-name="P4"><text:span text:style-name="T15"/></text:p>
            </text:list-header>
          </text:list>
          <text:p text:style-name="P4"><text:span text:style-name="T15"/></text:p>
          <text:p text:style-name="P4"><text:span text:style-name="T15"/></text:p>
          <text:p text:style-name="P4"><text:span text:style-name="T15"/></text:p>
          <text:p text:style-name="P4"><text:span text:style-name="T15"/></text:p>
          <text:p text:style-name="P4"><text:span text:style-name="T15"/></text:p>
          <text:list text:style-name="L4">
            <text:list-item>
              <text:p text:style-name="P4"><text:span text:style-name="T15">Octopus notifica a Interfaz de una transacción Bitcoin a un Receptor</text:span></text:p>
            </text:list-item>
            <text:list-item>
              <text:p text:style-name="P4"><text:span text:style-name="T15">Octopus actualiza las Tasas de Cambio de la Interfa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layer="layout" svg:width="13.5cm" svg:height="8.274cm" svg:x="11.9cm" svg:y="3.312cm">
          <draw:text-box>
            <text:p text:style-name="P7"><text:span text:style-name="T3">JSON Interface</text:span></text:p>
            <text:p text:style-name="P7"><text:span text:style-name="T14"/></text:p>
            <text:p text:style-name="P7"><text:span text:style-name="T14">POST:</text:span></text:p>
            <text:p text:style-name="P7"><text:span text:style-name="T4">Register User (#new)</text:span><text:span text:style-name="T4"><text:tab/></text:span><text:span text:style-name="T4">/octopus/users/new(.:format)</text:span></text:p>
            <text:p><text:span text:style-name="T4">{“email” : “string” , “login” : “string” , “password” : “string”, </text:span><text:span text:style-name="T16">“notificationmethods“ : [{“way” : “string” , “countryCode” : “string” , “phoneNumber” : “string” , “email” : “string”, “telegramAlias” : “string”}]</text:span><text:span text:style-name="T4"> <text:s/>, “name1” : “string”, “name2” : “string” , “lastname1” : “string” , “lastname2” : “string” ,</text:span></text:p>
            <text:p><text:span text:style-name="T17">“</text:span><text:span text:style-name="T17">btcAddresses” : [“string” , … , “string”]</text:span><text:span text:style-name="T3">}</text:span></text:p>
            <text:p><text:span text:style-name="T18"># un usuario podría elegir usar su propia dirección y no una asignada</text:span></text:p>
            <text:p><text:span text:style-name="T14"/></text:p>
            <text:p><text:span text:style-name="T14">RETURN:</text:span></text:p>
            <text:p><text:span text:style-name="T4">204 : Ok / Sent</text:span></text:p>
            <text:p><text:span text:style-name="T4">503 : Service Unavailable (Gateways failed)</text:span></text:p>
            <text:p><text:span text:style-name="T4">400 : Bad request (JSON error)</text:span></text:p>
          </draw:text-box>
        </draw:frame>
        <presentation:notes draw:style-name="dp2">
          <draw:page-thumbnail draw:name="Shape 95" draw:style-name="gr17" draw:layer="layout" svg:width="16.932cm" svg:height="9.524cm" svg:x="1.059cm" svg:y="1.905cm" draw:page-number="3" presentation:class="page"/>
          <draw:frame draw:name="Shape 96" presentation:style-name="pr3" draw:text-style-name="P12" draw:layer="layout" svg:width="15.239cm" svg:height="11.429cm" svg:x="1.905cm" svg:y="12.065cm" presentation:class="notes" presentation:user-transformed="true">
            <draw:text-box>
              <text:p text:style-name="P13"><text:span text:style-name="T19">Agregar a futuro:</text:span></text:p>
              <text:list text:style-name="L4">
                <text:list-item>
                  <text:p text:style-name="P4"><text:span text:style-name="T19">Interfaz envía mensaje a Receptor</text:span></text:p>
                </text:list-item>
                <text:list-item>
                  <text:p text:style-name="P4"><text:span text:style-name="T19">Interfaz envía mensaje de Alerta (en caso de averías o promociones) a los Receptores</text:span></text:p>
                </text:list-item>
              </text:list>
            </draw:text-box>
          </draw:frame>
        </presentation:notes>
      </draw:page>
      <draw:page draw:name="page4" draw:style-name="dp1" draw:master-page-name="Title_20_and_20_body" presentation:presentation-page-layout-name="AL2T1">
        <office:forms form:automatic-focus="false" form:apply-design-mode="false"/>
        <draw:custom-shape draw:name="Shape 98" draw:style-name="gr20" draw:text-style-name="P2" draw:layer="Layout" svg:width="8.006cm" svg:height="1.023cm" svg:x="8.815cm" svg:y="0.243cm">
          <text:p text:style-name="P4"><text:span text:style-name="T1">Relación Binaria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21" draw:text-style-name="P2" draw:layer="Layout" svg:width="22.263cm" svg:height="1.322cm" svg:x="1.51cm" svg:y="1.398cm">
          <text:p text:style-name="P1"><text:span text:style-name="T1">Windshie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gr22" draw:text-style-name="P2" draw:layer="Layout" svg:width="2.363cm" svg:height="1.662cm" svg:x="9.437cm" svg:y="11.406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23" draw:text-style-name="P6" draw:layer="Layout" svg:width="8.606cm" svg:height="0.01cm" draw:transform="rotate (1.5707963267949) translate (10.6cm 11.406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02" draw:style-name="gr20" draw:text-style-name="P2" draw:layer="Layout" svg:width="10.458cm" svg:height="8.529cm" svg:x="0.152cm" svg:y="3.331cm">
          <text:list text:style-name="L3">
            <text:list-item>
              <text:p text:style-name="P4"><text:span text:style-name="T1">Windshield agrega/consulta/modifica Receptor, incluyendo la asignación de direcciones Bitcoin</text:span></text:p>
            </text:list-item>
            <text:list-item>
              <text:p text:style-name="P4"><text:span text:style-name="T15">Windshield agrega/consulta Abono FIAT a Receptor</text:span></text:p>
            </text:list-item>
          </text:list>
          <text:list text:style-name="L4">
            <text:list-item>
              <text:p text:style-name="P4"><text:span text:style-name="T15">Windishield modifica (Override) Tasa de Cambio</text:span></text:p>
            </text:list-item>
          </text:list>
          <text:list text:style-name="L1">
            <text:list-header>
              <text:p text:style-name="P4"><text:span text:style-name="T15"/></text:p>
            </text:list-header>
          </text:list>
          <text:p text:style-name="P4"><text:span text:style-name="T15"/></text:p>
          <text:p text:style-name="P4"><text:span text:style-name="T15"/></text:p>
          <text:p text:style-name="P4"><text:span text:style-name="T15"/></text:p>
          <text:p text:style-name="P4"><text:span text:style-name="T15"/></text:p>
          <text:p text:style-name="P4"><text:span text:style-name="T15"/></text:p>
          <text:list text:style-name="L4">
            <text:list-item>
              <text:p text:style-name="P4"><text:span text:style-name="T15">Octopus notifica a Interfaz de una transacción Bitcoin a un Receptor</text:span></text:p>
            </text:list-item>
            <text:list-item>
              <text:p text:style-name="P4"><text:span text:style-name="T15">Octopus actualiza las Tasas de Cambio de la Interfa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layer="layout" svg:width="13.5cm" svg:height="5.794cm" svg:x="11.9cm" svg:y="3.312cm">
          <draw:text-box>
            <text:p text:style-name="P7"><text:span text:style-name="T3">JSON Interface</text:span></text:p>
            <text:p text:style-name="P7"><text:span text:style-name="T20"/></text:p>
            <text:p text:style-name="P7"><text:span text:style-name="T14">GET:</text:span></text:p>
            <text:p><text:span text:style-name="T16"><text:tab/></text:span><text:span text:style-name="T16">Read User (#show):</text:span><text:span text:style-name="T16"><text:tab/></text:span><text:span text:style-name="T16"><text:tab/></text:span><text:span text:style-name="T16">/octopus/users/:id</text:span></text:p>
            <text:p><text:span text:style-name="T14"/></text:p>
            <text:p><text:span text:style-name="T4">{“email” : “string” , “login” : “string” , “password” : “string”, </text:span><text:span text:style-name="T16">“notificationmethods“ : [{“way” : “string” , “countryCode” : “string” , “phoneNumber” : “string” , “email” : “string”, “telegramAlias” : “string”}]</text:span><text:span text:style-name="T4"> <text:s/>, “name1” : “string”, “name2” : “string” , “lastname1” : “string” , “lastname2” : “string” ,</text:span></text:p>
            <text:p><text:span text:style-name="T21">“</text:span><text:span text:style-name="T21">btcAddresses” : [“string” , … , “string”]</text:span><text:span text:style-name="T3">}</text:span></text:p>
          </draw:text-box>
        </draw:frame>
        <presentation:notes draw:style-name="dp2">
          <office:forms form:automatic-focus="false" form:apply-design-mode="false"/>
          <draw:page-thumbnail draw:name="Shape 95" draw:style-name="gr17" draw:layer="layout" svg:width="16.932cm" svg:height="9.524cm" svg:x="1.059cm" svg:y="1.905cm" draw:page-number="4" presentation:class="page"/>
          <draw:frame draw:name="Shape 96" presentation:style-name="pr3" draw:text-style-name="P12" draw:layer="layout" svg:width="15.239cm" svg:height="11.429cm" svg:x="1.905cm" svg:y="12.065cm" presentation:class="notes" presentation:user-transformed="true">
            <draw:text-box>
              <text:p text:style-name="P13"><text:span text:style-name="T19">Agregar a futuro:</text:span></text:p>
              <text:list text:style-name="L4">
                <text:list-item>
                  <text:p text:style-name="P4"><text:span text:style-name="T19">Interfaz envía mensaje a Receptor</text:span></text:p>
                </text:list-item>
                <text:list-item>
                  <text:p text:style-name="P4"><text:span text:style-name="T19">Interfaz envía mensaje de Alerta (en caso de averías o promociones) a los Receptores</text:span></text:p>
                </text:list-item>
              </text:list>
            </draw:text-box>
          </draw:frame>
        </presentation:notes>
      </draw:page>
      <draw:page draw:name="page5" draw:style-name="dp1" draw:master-page-name="Title_20_and_20_body" presentation:presentation-page-layout-name="AL2T1">
        <office:forms form:automatic-focus="false" form:apply-design-mode="false"/>
        <draw:custom-shape draw:name="Shape 98" draw:style-name="gr20" draw:text-style-name="P2" draw:layer="Layout" svg:width="8.006cm" svg:height="1.023cm" svg:x="8.815cm" svg:y="0.243cm">
          <text:p text:style-name="P4"><text:span text:style-name="T1">Relación Binaria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21" draw:text-style-name="P2" draw:layer="Layout" svg:width="22.263cm" svg:height="1.322cm" svg:x="1.51cm" svg:y="1.398cm">
          <text:p text:style-name="P1"><text:span text:style-name="T1">Windshie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gr22" draw:text-style-name="P2" draw:layer="Layout" svg:width="2.363cm" svg:height="1.662cm" svg:x="9.437cm" svg:y="11.406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23" draw:text-style-name="P6" draw:layer="Layout" svg:width="8.606cm" svg:height="0.01cm" draw:transform="rotate (1.5707963267949) translate (10.6cm 11.406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02" draw:style-name="gr20" draw:text-style-name="P2" draw:layer="Layout" svg:width="10.458cm" svg:height="8.529cm" svg:x="0.152cm" svg:y="3.331cm">
          <text:list text:style-name="L3">
            <text:list-item>
              <text:p text:style-name="P4"><text:span text:style-name="T1">Windshield agrega/consulta/modifica Receptor, incluyendo la asignación de direcciones Bitcoin</text:span></text:p>
            </text:list-item>
            <text:list-item>
              <text:p text:style-name="P4"><text:span text:style-name="T15">Windshield agrega/consulta Abono FIAT a Receptor</text:span></text:p>
            </text:list-item>
          </text:list>
          <text:list text:style-name="L4">
            <text:list-item>
              <text:p text:style-name="P4"><text:span text:style-name="T15">Windishield modifica (Override) Tasa de Cambio</text:span></text:p>
            </text:list-item>
          </text:list>
          <text:list text:style-name="L1">
            <text:list-header>
              <text:p text:style-name="P4"><text:span text:style-name="T15"/></text:p>
            </text:list-header>
          </text:list>
          <text:p text:style-name="P4"><text:span text:style-name="T15"/></text:p>
          <text:p text:style-name="P4"><text:span text:style-name="T15"/></text:p>
          <text:p text:style-name="P4"><text:span text:style-name="T15"/></text:p>
          <text:p text:style-name="P4"><text:span text:style-name="T15"/></text:p>
          <text:p text:style-name="P4"><text:span text:style-name="T15"/></text:p>
          <text:list text:style-name="L4">
            <text:list-item>
              <text:p text:style-name="P4"><text:span text:style-name="T15">Octopus notifica a Interfaz de una transacción Bitcoin a un Receptor</text:span></text:p>
            </text:list-item>
            <text:list-item>
              <text:p text:style-name="P4"><text:span text:style-name="T15">Octopus actualiza las Tasas de Cambio de la Interfa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layer="layout" svg:width="13.5cm" svg:height="8.523cm" svg:x="11.9cm" svg:y="3.312cm">
          <draw:text-box>
            <text:p text:style-name="P7"><text:span text:style-name="T3">JSON Interface</text:span></text:p>
            <text:p text:style-name="P7"><text:span text:style-name="T20"/></text:p>
            <text:p text:style-name="P7"><text:span text:style-name="T14">POST:</text:span></text:p>
            <text:p><text:span text:style-name="T16"><text:tab/></text:span><text:span text:style-name="T16">Find User (#find):</text:span><text:span text:style-name="T16"><text:tab/></text:span><text:span text:style-name="T16"><text:tab/></text:span><text:span text:style-name="T16">/octopus/users/find(.:format)</text:span></text:p>
            <text:p><text:span text:style-name="T14"/></text:p>
            <text:p><text:span text:style-name="T4">{“email” : “string” , “login” : “string” , “password” : “string”, </text:span><text:span text:style-name="T16">“notificationmethods“ : [{“way” : “string” , “countryCode” : “string” , “phoneNumber” : “string” , “email” : “string”, “telegramAlias” : “string”}]</text:span><text:span text:style-name="T4"> <text:s/>, “name1” : “string”, “name2” : “string” , “lastname1” : “string” , “lastname2” : “string” ,</text:span></text:p>
            <text:p><text:span text:style-name="T21">“</text:span><text:span text:style-name="T21">btcAddresses” : [“string” , … , “string”]</text:span><text:span text:style-name="T3">}</text:span></text:p>
            <text:p><text:span text:style-name="T5"/></text:p>
            <text:p><text:span text:style-name="T14">RETURN:</text:span></text:p>
            <text:p><text:span text:style-name="T4">204 : Ok / Sent</text:span></text:p>
            <text:p><text:span text:style-name="T4">503 : Service Unavailable (Gateways failed)</text:span></text:p>
            <text:p><text:span text:style-name="T4">400 : Bad request (JSON error)</text:span></text:p>
          </draw:text-box>
        </draw:frame>
        <presentation:notes draw:style-name="dp2">
          <office:forms form:automatic-focus="false" form:apply-design-mode="false"/>
          <draw:page-thumbnail draw:name="Shape 95" draw:style-name="gr17" draw:layer="layout" svg:width="16.932cm" svg:height="9.524cm" svg:x="1.059cm" svg:y="1.905cm" draw:page-number="5" presentation:class="page"/>
          <draw:frame draw:name="Shape 96" presentation:style-name="pr3" draw:text-style-name="P12" draw:layer="layout" svg:width="15.239cm" svg:height="11.429cm" svg:x="1.905cm" svg:y="12.065cm" presentation:class="notes" presentation:user-transformed="true">
            <draw:text-box>
              <text:p text:style-name="P13"><text:span text:style-name="T19">Agregar a futuro:</text:span></text:p>
              <text:list text:style-name="L4">
                <text:list-item>
                  <text:p text:style-name="P4"><text:span text:style-name="T19">Interfaz envía mensaje a Receptor</text:span></text:p>
                </text:list-item>
                <text:list-item>
                  <text:p text:style-name="P4"><text:span text:style-name="T19">Interfaz envía mensaje de Alerta (en caso de averías o promociones) a los Receptores</text:span></text:p>
                </text:list-item>
              </text:list>
            </draw:text-box>
          </draw:frame>
        </presentation:notes>
      </draw:page>
      <draw:page draw:name="page6" draw:style-name="dp1" draw:master-page-name="Title_20_and_20_body" presentation:presentation-page-layout-name="AL2T1">
        <office:forms form:automatic-focus="false" form:apply-design-mode="false"/>
        <draw:custom-shape draw:name="Shape 98" draw:style-name="gr12" draw:text-style-name="P14" draw:layer="layout" svg:width="8.006cm" svg:height="1.023cm" svg:x="8.815cm" svg:y="0.243cm">
          <text:p text:style-name="P4"><text:span text:style-name="T1">Relación Binaria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7" draw:text-style-name="P15" draw:layer="layout" svg:width="22.263cm" svg:height="1.322cm" svg:x="1.51cm" svg:y="1.398cm">
          <text:p text:style-name="P1"><text:span text:style-name="T1">Windshie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gr8" draw:text-style-name="P14" draw:layer="layout" svg:width="2.363cm" svg:height="1.662cm" svg:x="9.437cm" svg:y="11.406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11" draw:text-style-name="P6" draw:layer="layout" svg:width="8.686cm" svg:height="0.01cm" draw:transform="rotate (1.5707963267949) translate (10.6cm 11.406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02" draw:style-name="gr24" draw:text-style-name="P14" draw:layer="layout" svg:width="10.458cm" svg:height="8.529cm" svg:x="0.152cm" svg:y="3.331cm">
          <text:list text:style-name="L3">
            <text:list-item>
              <text:p text:style-name="P4"><text:span text:style-name="T1">Windshield agrega/consulta/modifica Receptor, incluyendo la asignación de direcciones Bitcoin</text:span></text:p>
            </text:list-item>
            <text:list-item>
              <text:p text:style-name="P4"><text:span text:style-name="T15">Windshield agrega/consulta Abono FIAT a Receptor</text:span></text:p>
            </text:list-item>
          </text:list>
          <text:list text:style-name="L4">
            <text:list-item>
              <text:p text:style-name="P4"><text:span text:style-name="T15">Windishield modifica (Override) Tasa de Cambio</text:span></text:p>
            </text:list-item>
          </text:list>
          <text:list text:style-name="L1">
            <text:list-header>
              <text:p text:style-name="P4"><text:span text:style-name="T15"/></text:p>
            </text:list-header>
          </text:list>
          <text:p text:style-name="P4"><text:span text:style-name="T15"/></text:p>
          <text:p text:style-name="P4"><text:span text:style-name="T15"/></text:p>
          <text:p text:style-name="P4"><text:span text:style-name="T15"/></text:p>
          <text:p text:style-name="P4"><text:span text:style-name="T15"/></text:p>
          <text:p text:style-name="P4"><text:span text:style-name="T15"/></text:p>
          <text:list text:style-name="L4">
            <text:list-item>
              <text:p text:style-name="P4"><text:span text:style-name="T15">Octopus notifica a Interfaz de una transacción Bitcoin a un Receptor</text:span></text:p>
            </text:list-item>
            <text:list-item>
              <text:p text:style-name="P4"><text:span text:style-name="T15">Octopus actualiza las Tasas de Cambio de la Interfa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6" draw:layer="layout" svg:width="13.5cm" svg:height="7.371cm" svg:x="11.9cm" svg:y="3.312cm">
          <draw:text-box>
            <text:p text:style-name="P7"><text:span text:style-name="T3">JSON Interface</text:span></text:p>
            <text:p text:style-name="P7"><text:span text:style-name="T4"/></text:p>
            <text:p text:style-name="P7"><text:span text:style-name="T3">List Users (#index):</text:span><text:span text:style-name="T3"><text:tab/></text:span><text:span text:style-name="T3"><text:tab/></text:span><text:span text:style-name="T3"><text:tab/></text:span><text:span text:style-name="T3">/octopus/users/(.:id)</text:span></text:p>
            <text:p><text:span text:style-name="T14">GET</text:span></text:p>
            <text:p><text:span text:style-name="T20"/></text:p>
            <text:p><text:span text:style-name="T20"><text:tab/></text:span><text:span text:style-name="T20"><text:tab/></text:span><text:span text:style-name="T14">##### Disable != Delete ######</text:span></text:p>
            <text:p><text:span text:style-name="T16"><text:tab/></text:span><text:span text:style-name="T22">Disable User (#disable):</text:span><text:span text:style-name="T22"><text:tab/></text:span><text:span text:style-name="T22">/octopus/user/:id</text:span></text:p>
            <text:p><text:span text:style-name="T14">DELETE</text:span></text:p>
            <text:p><text:span text:style-name="T23"/></text:p>
            <text:p><text:span text:style-name="T14">RETURN:</text:span></text:p>
            <text:p><text:span text:style-name="T3">204 : Ok / Sent</text:span></text:p>
            <text:p><text:span text:style-name="T3">503 : Service Unavailable (Gateways failed)</text:span></text:p>
            <text:p><text:span text:style-name="T3">400 : Bad request (JSON error)</text:span></text:p>
          </draw:text-box>
        </draw:frame>
        <draw:line draw:style-name="gr25" draw:text-style-name="P7" draw:layer="layout" svg:x1="7.2cm" svg:y1="9.6cm" svg:x2="12cm" svg:y2="7.6cm">
          <text:p/>
        </draw:line>
        <draw:frame draw:style-name="gr15" draw:text-style-name="P17" draw:layer="layout" svg:width="5.4cm" svg:height="3.231cm" svg:x="2cm" svg:y="8.169cm">
          <draw:text-box>
            <text:p><text:span text:style-name="T24">Es esto correcto? Usar el DELETE para un Disable?</text:span></text:p>
          </draw:text-box>
        </draw:frame>
        <presentation:notes draw:style-name="dp2">
          <draw:page-thumbnail draw:name="Shape 95" draw:style-name="gr17" draw:layer="layout" svg:width="16.932cm" svg:height="9.524cm" svg:x="1.059cm" svg:y="1.905cm" draw:page-number="6" presentation:class="page"/>
          <draw:frame draw:name="Shape 96" presentation:style-name="pr3" draw:text-style-name="P18" draw:layer="layout" svg:width="15.239cm" svg:height="11.429cm" svg:x="1.905cm" svg:y="12.065cm" presentation:class="notes" presentation:user-transformed="true">
            <draw:text-box>
              <text:p text:style-name="P13"><text:span text:style-name="T19">Agregar a futuro:</text:span></text:p>
              <text:list text:style-name="L4">
                <text:list-item>
                  <text:p text:style-name="P4"><text:span text:style-name="T19">Interfaz envía mensaje a Receptor</text:span></text:p>
                </text:list-item>
                <text:list-item>
                  <text:p text:style-name="P4"><text:span text:style-name="T19">Interfaz envía mensaje de Alerta (en caso de averías o promociones) a los Receptores</text:span></text:p>
                </text:list-item>
              </text:list>
            </draw:text-box>
          </draw:frame>
        </presentation:notes>
      </draw:page>
      <draw:page draw:name="page7" draw:style-name="dp1" draw:master-page-name="Title_20_and_20_body" presentation:presentation-page-layout-name="AL2T1">
        <office:forms form:automatic-focus="false" form:apply-design-mode="false"/>
        <draw:custom-shape draw:name="Shape 125" draw:style-name="gr12" draw:text-style-name="P2" draw:layer="layout" svg:width="8.006cm" svg:height="1.023cm" svg:x="8.815cm" svg:y="0.243cm">
          <text:p text:style-name="P4"><text:span text:style-name="T1">Relación Binaria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2" draw:text-style-name="P2" draw:layer="layout" svg:width="12.022cm" svg:height="9.317cm" svg:x="1.483cm" svg:y="1.653cm">
          <text:list text:style-name="L4">
            <text:list-item>
              <text:p text:style-name="P4"><text:span text:style-name="T1">Octopus envía mensaje al Módulo Notificador para que éste haga llegar la información al Receptor</text:span></text:p>
            </text:list-item>
            <text:list-item>
              <text:p text:style-name="P4"><text:span text:style-name="T1">Mensajes: Transacción Recibida, Transacción grande en proceso de Confirmación, Transacción grande Confirmada, Transacción Cancelada por baja comisión -Nº de Caso</text:span></text:p>
            </text:list-item>
          </text:list>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2" draw:text-style-name="P2" draw:layer="layout" svg:width="4.932cm" svg:height="1.322cm" svg:x="18.655cm" svg:y="5.35cm">
          <text:p text:style-name="P1"><text:span text:style-name="T1">Mor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8" draw:text-style-name="P2" draw:layer="layout" svg:width="3.358cm" svg:height="1.662cm" svg:x="3.393cm" svg:y="6.526cm">
          <text:p text:style-name="P1"><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0" draw:text-style-name="P6" draw:layer="layout" svg:width="11.902cm" svg:height="1.346cm" draw:transform="rotate (-3.14159265358979) translate (18.655cm 7.358cm)">
          <text:p/>
          <draw:enhanced-geometry draw:mirror-horizontal="true" draw:mirror-vertical="false" svg:viewBox="0 0 0 0" draw:text-areas="0 0 ?f2 ?f3" draw:type="ooxml-bentConnector3" draw:modifiers="4999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19" draw:layer="layout" svg:width="23.6cm" svg:height="5.386cm" svg:x="1cm" svg:y="8.4cm">
          <draw:text-box>
            <text:p text:style-name="P7">JSON Interface /morse/send</text:p>
            <text:p>JSON POST:</text:p>
            <text:p><text:span text:style-name="T3">{</text:span><text:span text:style-name="T4">“way” : “sms” , “contact” : “+584141234567” , “msg” : “Lorem ipsum” ,</text:span><text:span text:style-name="T25"> </text:span><text:span text:style-name="T26">“countryCode” : ”string”</text:span><text:span text:style-name="T3">}</text:span></text:p>
            <text:p><text:span text:style-name="T3">{</text:span><text:span text:style-name="T4">“way” : “email” , “contact” : “user@provider.com” , “msg” : “Lorem ipsum” ,</text:span><text:span text:style-name="T26"> “countryCode” : “string”</text:span><text:span text:style-name="T3">}</text:span></text:p>
            <text:p>RETURN:</text:p>
            <text:p><text:span text:style-name="T3">204 : Ok / Sent</text:span></text:p>
            <text:p><text:span text:style-name="T3">503 : Service Unavailable (Gateways failed)</text:span></text:p>
            <text:p><text:span text:style-name="T3">400 : Bad request (JSON error)</text:span></text:p>
          </draw:text-box>
        </draw:frame>
        <draw:frame draw:style-name="gr15" draw:text-style-name="P19" draw:layer="layout" svg:width="11cm" svg:height="2.571cm" svg:x="14.1cm" svg:y="1.9cm">
          <draw:text-box>
            <text:p text:style-name="P19"><text:span text:style-name="T3">CountryCode podría a futuro ser eliminado y dejar solo “contact” y descomponer el numero dentro de Morse (más complejo en desarrollo)</text:span></text:p>
          </draw:text-box>
        </draw:frame>
        <presentation:notes draw:style-name="dp2">
          <draw:page-thumbnail draw:name="Shape 122" draw:style-name="gr17" draw:layer="layout" svg:width="16.932cm" svg:height="9.524cm" svg:x="1.059cm" svg:y="1.905cm" draw:page-number="7" presentation:class="page"/>
          <draw:frame draw:name="Shape 123" presentation:style-name="pr3" draw:text-style-name="P12" draw:layer="layout" svg:width="15.239cm" svg:height="11.429cm" svg:x="1.905cm" svg:y="12.065cm" presentation:class="notes" presentation:user-transformed="true">
            <draw:text-box>
              <text:p text:style-name="P20"><text:span text:style-name="T6">Considerar escenario de error de notificación persistente y notificar al Broker para que se entere el Operador y solucione manualmente</text:span></text:p>
            </draw:text-box>
          </draw:frame>
        </presentation:notes>
      </draw:page>
      <draw:page draw:name="page8" draw:style-name="dp1" draw:master-page-name="Title_20_and_20_body" presentation:presentation-page-layout-name="AL2T1">
        <office:forms form:automatic-focus="false" form:apply-design-mode="false"/>
        <draw:custom-shape draw:name="Shape 134" draw:style-name="gr12" draw:text-style-name="P2" draw:layer="layout" svg:width="8.006cm" svg:height="1.023cm" svg:x="8.815cm" svg:y="0.243cm">
          <text:p text:style-name="P4"><text:span text:style-name="T1">Relación Binaria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2" draw:text-style-name="P2" draw:layer="layout" svg:width="12.022cm" svg:height="2.289cm" svg:x="1.833cm" svg:y="2.312cm">
          <text:list text:style-name="L4">
            <text:list-item>
              <text:p text:style-name="P4"><text:span text:style-name="T1">Hubble notifica a Octopus de una transacción nueva a un Receptor afiliado (WebHoo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 draw:text-style-name="P2" draw:layer="layout" svg:width="5.094cm" svg:height="1.662cm" svg:x="3.72cm" svg:y="4.259cm">
          <text:p text:style-name="P1"><text:span text:style-name="T1">Hub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8" draw:text-style-name="P2" draw:layer="layout" svg:width="2.843cm" svg:height="1.662cm" svg:x="17.357cm" svg:y="3.136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 draw:text-style-name="P6" draw:layer="layout" svg:width="8.541cm" svg:height="1.123cm" draw:transform="rotate (-3.14159265358979) translate (17.323cm 5.091cm)">
          <text:p/>
          <draw:enhanced-geometry draw:mirror-horizontal="true" draw:mirror-vertical="false" svg:viewBox="0 0 0 0" draw:text-areas="0 0 ?f2 ?f3" draw:type="ooxml-bentConnector3" draw:modifiers="499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39" draw:style-name="gr12" draw:text-style-name="P22" draw:layer="layout" svg:width="22cm" svg:height="1.733cm" svg:x="1.6cm" svg:y="6.667cm">
          <text:p text:style-name="P21"><text:span text:style-name="T27">Si el valor de la transacción excede cierto monto (“grande”), Octopus podrá solicitar a la API DIRECTAMENTE (no a Hubble) un tx-confidence para el Hash y confirmations esperando cierto tiemp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layer="layout" svg:width="24cm" svg:height="5.241cm" svg:x="0.6cm" svg:y="8.4cm">
          <draw:text-box>
            <text:p text:style-name="P7">JSON Interface /octopus/incomingtransactions</text:p>
            <text:p>JSON POST:</text:p>
            <text:p><text:span text:style-name="T4">{“hash” : “string” , “data” : “string” , “doubleSpend” : “string” , “outputs” : [ </text:span></text:p>
            <text:p><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value” : “int” , “addresses” : [“string”] } ]</text:span></text:p>
            <text:p><text:span text:style-name="T4">}</text:span></text:p>
            <text:p>RETURN:</text:p>
            <text:p><text:span text:style-name="T3">204 : Ok</text:span></text:p>
            <text:p><text:span text:style-name="T3">400 : Bad request (JSON error)</text:span></text:p>
          </draw:text-box>
        </draw:frame>
        <presentation:notes draw:style-name="dp2">
          <draw:page-thumbnail draw:name="Shape 131" draw:style-name="gr17" draw:layer="layout" svg:width="16.932cm" svg:height="9.524cm" svg:x="1.059cm" svg:y="1.905cm" draw:page-number="8" presentation:class="page"/>
          <draw:frame draw:name="Shape 132" presentation:style-name="pr3" draw:text-style-name="P12" draw:layer="layout" svg:width="15.239cm" svg:height="11.429cm" svg:x="1.905cm" svg:y="12.065cm" presentation:class="notes" presentation:placeholder="true" presentation:user-transformed="true">
            <draw:text-box/>
          </draw:frame>
        </presentation:notes>
      </draw:page>
      <draw:page draw:name="page9" draw:style-name="dp1" draw:master-page-name="Title_20_and_20_body" presentation:presentation-page-layout-name="AL2T1">
        <office:forms form:automatic-focus="false" form:apply-design-mode="false"/>
        <draw:custom-shape draw:name="Shape 144" draw:style-name="gr12" draw:text-style-name="P2" draw:layer="layout" svg:width="8.006cm" svg:height="1.023cm" svg:x="8.815cm" svg:y="0.243cm">
          <text:p text:style-name="P4"><text:span text:style-name="T1">Relación Binaria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 draw:text-style-name="P2" draw:layer="layout" svg:width="5.094cm" svg:height="1.322cm" svg:x="19.4cm" svg:y="5.6cm">
          <text:p text:style-name="P1"><text:span text:style-name="T1">Eleph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8" draw:text-style-name="P2" draw:layer="layout" svg:width="3cm" svg:height="1.662cm" svg:x="14.7cm" svg:y="2.538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10" draw:text-style-name="P6" draw:layer="layout" svg:width="1.6cm" svg:height="2.88cm" svg:x="17.8cm" svg:y="3.52cm">
          <text:p/>
          <draw:enhanced-geometry draw:mirror-horizontal="false" draw:mirror-vertical="false" svg:viewBox="0 0 0 0" draw:text-areas="0 0 ?f2 ?f3" draw:type="ooxml-bentConnector3" draw:modifiers="4999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48" draw:style-name="gr12" draw:text-style-name="P2" draw:layer="layout" svg:width="13.424cm" svg:height="3.792cm" svg:x="1.175cm" svg:y="1.585cm">
          <text:list text:style-name="L4">
            <text:list-item>
              <text:p text:style-name="P4"><text:span text:style-name="T1">Octopus notifica a Elephant de un Abono en FIAT a una cuenta de un Receptor</text:span></text:p>
              <text:p text:style-name="P4"><text:span text:style-name="T1"/></text:p>
            </text:list-item>
            <text:list-item>
              <text:p text:style-name="P4"><text:span text:style-name="T28">Octopus notifica a Elephant de un Crédito (transacción a favor en Bitcoins pero tasada en FIAT) a un Recept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7" draw:layer="layout" svg:width="24.5cm" svg:height="6.62cm" svg:x="0.5cm" svg:y="7.2cm">
          <draw:text-box>
            <text:p text:style-name="P7"><text:span text:style-name="T14">JSON Interface /octopus/fiatPayment</text:span><text:span text:style-name="T14"><text:tab/></text:span><text:span text:style-name="T14">→ POST → /elephant/fiatPayment</text:span></text:p>
            <text:p><text:span text:style-name="T14">JSON POST:</text:span></text:p>
            <text:p><text:span text:style-name="T16">{</text:span><text:span text:style-name="T4">“associateId” , “string”, #operator or localBitcoins user ID or exchange name</text:span></text:p>
            <text:p><text:span text:style-name="T29"><text:s/>“</text:span><text:span text:style-name="T29">sourceBankName” : “string” , “sourceBankCountry” : “string”, </text:span></text:p>
            <text:p><text:span text:style-name="T30">“</text:span><text:span text:style-name="T30">destinationBankName” : “string”, “destinationBankCountry” : “string” , “destinationAccountHolder” : “string” , “destinationAccount” : “string” , “amount” : “float” , “currency” : “string” , “destinationAccountType” : “string” ,</text:span></text:p>
            <text:p><text:span text:style-name="T30">“</text:span><text:span text:style-name="T30">destinationLocalId” : “string” # Venezuela C.I. or U.S.A.'s ID</text:span></text:p>
            <text:p><text:span text:style-name="T30">“</text:span><text:span text:style-name="T30">destinationEmail” : “string” , “date” : “string” # Date and Time when payment was transferred</text:span></text:p>
            <text:p><text:span text:style-name="T30">“</text:span><text:span text:style-name="T30">receipt” : “string” # Bank transfer receipt <text:s/></text:span><text:span text:style-name="T31">“screenshot” : “image” # not sure about JSONing this <text:s/></text:span><text:span text:style-name="T32">}</text:span></text:p>
            <text:p>RETURN:</text:p>
            <text:p><text:span text:style-name="T3">200 : Ok</text:span></text:p>
            <text:p><text:span text:style-name="T3">400 : Bad request (JSON error)</text:span></text:p>
          </draw:text-box>
        </draw:frame>
        <presentation:notes draw:style-name="dp2"/>
        <officeooo:annotation svg:x="26.977cm" svg:y="0cm">
          <dc:creator>Pedro González</dc:creator>
          <dc:date>2016-12-04T14:37:16.360000000</dc:date>
          <text:p>Esto podrían ser datos como: monto en BTC, tasa de cambio y moneda de cambio</text:p>
        </officeooo:annotation>
        <officeooo:annotation svg:x="26.977cm" svg:y="0cm">
          <dc:creator>Pedro González</dc:creator>
          <dc:date>2016-12-04T14:37:16.360000000</dc:date>
          <text:p>Claro, el receptor al que se realizó la transacción</text:p>
        </officeooo:annotation>
      </draw:page>
      <draw:page draw:name="page10" draw:style-name="dp1" draw:master-page-name="Title_20_and_20_body" presentation:presentation-page-layout-name="AL2T1">
        <office:forms form:automatic-focus="false" form:apply-design-mode="false"/>
        <draw:custom-shape draw:name="Shape 144" draw:style-name="gr12" draw:text-style-name="P2" draw:layer="layout" svg:width="8.006cm" svg:height="1.023cm" svg:x="8.815cm" svg:y="0.243cm">
          <text:p text:style-name="P4"><text:span text:style-name="T1">Relación Binaria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 draw:text-style-name="P2" draw:layer="layout" svg:width="5.094cm" svg:height="1.322cm" svg:x="19.4cm" svg:y="5.6cm">
          <text:p text:style-name="P1"><text:span text:style-name="T1">Eleph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8" draw:text-style-name="P2" draw:layer="layout" svg:width="3cm" svg:height="1.662cm" svg:x="14.4cm" svg:y="2.538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10" draw:text-style-name="P6" draw:layer="layout" svg:width="2cm" svg:height="2.88cm" svg:x="17.4cm" svg:y="3.52cm">
          <text:p/>
          <draw:enhanced-geometry draw:mirror-horizontal="false" draw:mirror-vertical="false" svg:viewBox="0 0 0 0" draw:text-areas="0 0 ?f2 ?f3" draw:type="ooxml-bentConnector3" draw:modifiers="4999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48" draw:style-name="gr12" draw:text-style-name="P2" draw:layer="layout" svg:width="13.424cm" svg:height="3.792cm" svg:x="1.175cm" svg:y="1.585cm">
          <text:list text:style-name="L4">
            <text:list-item>
              <text:p text:style-name="P4"><text:span text:style-name="T28">Octopus notifica a Cuentas de un Abono en FIAT a una cuenta de un Receptor</text:span></text:p>
              <text:p text:style-name="P4"><text:span text:style-name="T28"/></text:p>
            </text:list-item>
            <text:list-item>
              <text:p text:style-name="P4"><text:span text:style-name="T1">Octopus notifica a Cuentas de un Crédito (transacción a favor en Bitcoins pero tasada en FIAT) a un Recept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7" draw:layer="layout" svg:width="24.5cm" svg:height="6.62cm" svg:x="0.5cm" svg:y="7.2cm">
          <draw:text-box>
            <text:p text:style-name="P7"><text:span text:style-name="T14">JSON Interface /octopus/fiatPayment</text:span><text:span text:style-name="T14"><text:tab/></text:span><text:span text:style-name="T14">→ POST → /elephant/fiatPayment</text:span></text:p>
            <text:p><text:span text:style-name="T14">JSON POST:</text:span></text:p>
            <text:p><text:span text:style-name="T14">{</text:span><text:span text:style-name="T4">“associateId” , “string”, #operator or localBitcoins user ID or exchange name</text:span></text:p>
            <text:p><text:span text:style-name="T29"><text:s/>“</text:span><text:span text:style-name="T29">sourceBankName” : “string” , “sourceBankCountry” : “string”, </text:span></text:p>
            <text:p><text:span text:style-name="T30">“</text:span><text:span text:style-name="T30">destinationBankName” : “string”, “destinationBankCountry” : “string” , “destinationAccountHolder” : “string” , “destinationAccount” : “string” , “amount” : “float” , “currency” : “string” , “destinationAccountType” : “string” ,</text:span></text:p>
            <text:p><text:span text:style-name="T30">“</text:span><text:span text:style-name="T30">destinationLocalId” : “string” # Venezuela C.I. or U.S.A.'s ID</text:span></text:p>
            <text:p><text:span text:style-name="T30">“</text:span><text:span text:style-name="T30">destinationEmail” : “string” , “date” : “string” # Date and Time when payment was transferred</text:span></text:p>
            <text:p><text:span text:style-name="T30">“</text:span><text:span text:style-name="T30">receipt” : “string” # Bank transfer receipt” <text:s text:c="2"/></text:span><text:span text:style-name="T31">“screenshot” : “image” # not sure about JSONing this </text:span><text:span text:style-name="T32">}</text:span></text:p>
            <text:p>RETURN:</text:p>
            <text:p><text:span text:style-name="T3">200 : Ok</text:span></text:p>
            <text:p><text:span text:style-name="T3">400 : Bad request (JSON error)</text:span></text:p>
          </draw:text-box>
        </draw:frame>
        <presentation:notes draw:style-name="dp2"/>
      </draw:page>
      <draw:page draw:name="page11" draw:style-name="dp1" draw:master-page-name="Title_20_and_20_body" presentation:presentation-page-layout-name="AL2T1">
        <office:forms form:automatic-focus="false" form:apply-design-mode="false"/>
        <draw:custom-shape draw:name="Shape 144" draw:style-name="gr12" draw:text-style-name="P2" draw:layer="layout" svg:width="8.006cm" svg:height="1.023cm" svg:x="8.815cm" svg:y="0.243cm">
          <text:p text:style-name="P4"><text:span text:style-name="T1">Relación Binaria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 draw:text-style-name="P2" draw:layer="layout" svg:width="5.094cm" svg:height="1.322cm" svg:x="19.4cm" svg:y="5.6cm">
          <text:p text:style-name="P1"><text:span text:style-name="T1">Eleph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8" draw:text-style-name="P2" draw:layer="layout" svg:width="3cm" svg:height="1.662cm" svg:x="14.4cm" svg:y="2.538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10" draw:text-style-name="P6" draw:layer="layout" svg:width="2cm" svg:height="2.88cm" svg:x="17.4cm" svg:y="3.52cm">
          <text:p/>
          <draw:enhanced-geometry draw:mirror-horizontal="false" draw:mirror-vertical="false" svg:viewBox="0 0 0 0" draw:text-areas="0 0 ?f2 ?f3" draw:type="ooxml-bentConnector3" draw:modifiers="4999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48" draw:style-name="gr12" draw:text-style-name="P23" draw:layer="layout" svg:width="13.424cm" svg:height="3.792cm" svg:x="1.175cm" svg:y="1.585cm">
          <text:list text:style-name="L4">
            <text:list-item>
              <text:p text:style-name="P4"><text:span text:style-name="T33">User account inform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7" draw:layer="layout" svg:width="24.5cm" svg:height="6.6cm" svg:x="0.5cm" svg:y="7.2cm">
          <draw:text-box>
            <text:p text:style-name="P7"><text:span text:style-name="T14">GET → /elephant/UserTx</text:span></text:p>
            <text:p><text:span text:style-name="T22"/></text:p>
            <text:p><text:span text:style-name="T22">Esto debería servir para consultar el histórico (list) de transacciones relacionadas con un usuario, así como una en específico (por fecha, por id, etc)</text:span></text:p>
          </draw:text-box>
        </draw:frame>
        <presentation:notes draw:style-name="dp2"/>
      </draw:page>
      <draw:page draw:name="page12" draw:style-name="dp1" draw:master-page-name="Title_20_and_20_body" presentation:presentation-page-layout-name="AL2T1">
        <office:forms form:automatic-focus="false" form:apply-design-mode="false"/>
        <draw:custom-shape draw:name="Shape 153" draw:style-name="gr12" draw:text-style-name="P2" draw:layer="layout" svg:width="8.006cm" svg:height="1.023cm" svg:x="8.815cm" svg:y="0.243cm">
          <text:p text:style-name="P4"><text:span text:style-name="T1">Relación Binaria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6" draw:text-style-name="P2" draw:layer="layout" svg:width="5.094cm" svg:height="1.322cm" svg:x="8.273cm" svg:y="11.15cm">
          <text:p text:style-name="P1"><text:span text:style-name="T1">Bro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8" draw:text-style-name="P2" draw:layer="layout" svg:width="2.6cm" svg:height="1.662cm" svg:x="9.5cm" svg:y="2.537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27" draw:text-style-name="P6" draw:layer="layout" svg:width="6.849cm" svg:height="0.001cm" draw:transform="rotate (1.5707963267949) translate (10.787cm 11.051cm)">
          <text:p/>
          <draw:enhanced-geometry draw:mirror-horizontal="true" draw:mirror-vertical="false" svg:viewBox="0 0 0 0" draw:text-areas="0 0 ?f2 ?f3" draw:type="ooxml-bentConnector3" draw:modifiers="4999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57" draw:style-name="gr12" draw:text-style-name="P2" draw:layer="layout" svg:width="7.197cm" svg:height="9.508cm" svg:x="0.591cm" svg:y="2.21cm">
          <text:list text:style-name="L4">
            <text:list-item>
              <text:p text:style-name="P4"><text:span text:style-name="T1">Octopus consulta Tasa de Cambio de bitcoins a una moneda FIAT en particular a Broker </text:span></text:p>
            </text:list-item>
          </text:list>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list text:continue-numbering="true" text:style-name="L4">
            <text:list-item>
              <text:p text:style-name="P4"><text:span text:style-name="T1">Broker retorna Tasas de cambio a Octopu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12cm" svg:height="11.428cm" svg:x="13cm" svg:y="2cm">
          <draw:text-box>
            <text:p><text:span text:style-name="T5">GET:</text:span><text:span text:style-name="T5"><text:tab/></text:span><text:span text:style-name="T7">(fue cambiado a un POST?)</text:span></text:p>
            <text:p><text:span text:style-name="T3">/broker/xxx-yyy</text:span></text:p>
            <text:p><text:span text:style-name="T3">XXX (currency 1) to YYY (currency 2) exchange rate, ex:</text:span></text:p>
            <text:p><text:span text:style-name="T3">/broker/btc-vef</text:span></text:p>
            <text:p><text:span text:style-name="T3">BTC to VEF exchange rate</text:span></text:p>
            <text:p><text:span text:style-name="T3"/></text:p>
            <text:p><text:span text:style-name="T3">/broker/btc-usd</text:span></text:p>
            <text:p><text:span text:style-name="T3"/></text:p>
            <text:p><text:span text:style-name="T3"/></text:p>
            <text:p><text:span text:style-name="T7">RETURN JSON:</text:span></text:p>
            <text:p><text:span text:style-name="T3">{ “rate” : “float”</text:span></text:p>
            <text:p><text:span text:style-name="T4">“</text:span><text:span text:style-name="T4">source” : “string” <text:s text:c="2"/>#</text:span><text:span text:style-name="T18">localbitcoins – poloniex - OverRidden</text:span></text:p>
            <text:p><text:span text:style-name="T4"/></text:p>
            <text:p><text:span text:style-name="T4">Status Code</text:span></text:p>
            <text:p><text:span text:style-name="T4"><text:tab/></text:span><text:span text:style-name="T4">200</text:span></text:p>
            <text:p><text:span text:style-name="T4"><text:s/></text:span><text:span text:style-name="T4"><text:tab/></text:span><text:span text:style-name="T4">400 : Bad Request</text:span></text:p>
            <text:p><text:span text:style-name="T3"><text:tab/></text:span><text:span text:style-name="T4">503 : Service Unavailable #services down</text:span></text:p>
            <text:p><text:span text:style-name="T4">}</text:span></text:p>
            <text:p><text:span text:style-name="T4"/></text:p>
          </draw:text-box>
        </draw:frame>
        <presentation:notes draw:style-name="dp2"/>
        <officeooo:annotation svg:x="26.977cm" svg:y="0cm">
          <dc:creator>Pedro González</dc:creator>
          <dc:date>2016-12-04T14:40:43.871000000</dc:date>
          <text:p>Estamos claros que este módulo se comunica con diferentes servicios externos y a medida que se implemnte en otros paises ira creciendo el módulo</text:p>
        </officeooo:annotation>
      </draw:page>
      <draw:page draw:name="page13" draw:style-name="dp1" draw:master-page-name="Title_20_and_20_body" presentation:presentation-page-layout-name="AL2T1">
        <office:forms form:automatic-focus="false" form:apply-design-mode="false"/>
        <draw:custom-shape draw:name="Shape 153" draw:style-name="gr12" draw:text-style-name="P2" draw:layer="layout" svg:width="8.006cm" svg:height="1.023cm" svg:x="8.815cm" svg:y="0.243cm">
          <text:p text:style-name="P4"><text:span text:style-name="T1">Relación Binaria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6" draw:text-style-name="P2" draw:layer="layout" svg:width="5.094cm" svg:height="1.322cm" svg:x="8.273cm" svg:y="11.05cm">
          <text:p text:style-name="P1"><text:span text:style-name="T1">Bro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8" draw:text-style-name="P2" draw:layer="layout" svg:width="2.6cm" svg:height="1.662cm" svg:x="9.5cm" svg:y="2.537cm">
          <text:p text:style-name="P4"><text:span text:style-name="T1">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27" draw:text-style-name="P6" draw:layer="layout" svg:width="6.849cm" svg:height="0.001cm" draw:transform="rotate (1.5707963267949) translate (10.787cm 11.051cm)">
          <text:p/>
          <draw:enhanced-geometry draw:mirror-horizontal="true" draw:mirror-vertical="false" svg:viewBox="0 0 0 0" draw:text-areas="0 0 ?f2 ?f3" draw:type="ooxml-bentConnector3" draw:modifiers="4999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57" draw:style-name="gr12" draw:text-style-name="P2" draw:layer="layout" svg:width="7.197cm" svg:height="9.508cm" svg:x="0.591cm" svg:y="2.21cm">
          <text:list text:style-name="L4">
            <text:list-item>
              <text:p text:style-name="P4"><text:span text:style-name="T1">Octopus consulta Tasa de Cambio de bitcoins a una moneda FIAT en particular a Broker </text:span></text:p>
            </text:list-item>
          </text:list>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list text:continue-numbering="true" text:style-name="L4">
            <text:list-item>
              <text:p text:style-name="P4"><text:span text:style-name="T1">Broker retorna Tasas de cambio a Octopu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12cm" svg:height="7.691cm" svg:x="13cm" svg:y="2cm">
          <draw:text-box>
            <text:p><text:span text:style-name="T14">¿COMO OBTENER PRECIO DE BITCOIN POR MONEDA?</text:span></text:p>
            <text:p><text:span text:style-name="T14"/></text:p>
            <text:p><text:span text:style-name="T14">1.- </text:span><text:span text:style-name="T16">Localbitcoins.com API</text:span></text:p>
            <text:p><text:span text:style-name="T16"><text:a xlink:href="https://localbitcoins.com/bitcoinaverage/ticker-all-currencies/" xlink:type="simple">https://localbitcoins.com/bitcoinaverage/ticker-all-currencies/</text:a></text:span></text:p>
            <text:p><text:span text:style-name="T16"/></text:p>
            <text:p><text:span text:style-name="T16"><text:tab/></text:span><text:span text:style-name="T16">"VEF": {"avg_12h": "3115780.39", "volume_btc": "20.36320000", "avg_24h": "3156658.51", </text:span><text:span text:style-name="T14">"avg_1h": "3138269.80"</text:span><text:span text:style-name="T16">, "rates": {"last": "3193806.99"}, "avg_6h": "3129440.29"}</text:span></text:p>
            <text:p><text:span text:style-name="T4"/></text:p>
            <text:p><text:span text:style-name="T4">Si falla:</text:span></text:p>
            <text:p><text:span text:style-name="T4"/></text:p>
            <text:p><text:span text:style-name="T4">2.- </text:span><text:span text:style-name="T4"><text:a xlink:href="https://m.poloniex.com/support/api/" xlink:type="simple">https://m.poloniex.com/support/api/</text:a></text:span></text:p>
            <text:p><text:span text:style-name="T4"/></text:p>
          </draw:text-box>
        </draw:frame>
        <presentation:notes draw:style-name="dp2"/>
      </draw:page>
      <draw:page draw:name="page14" draw:style-name="dp1" draw:master-page-name="Title_20_and_20_body" presentation:presentation-page-layout-name="AL2T1">
        <office:forms form:automatic-focus="false" form:apply-design-mode="false"/>
        <draw:custom-shape draw:name="Shape 171" draw:style-name="gr12" draw:text-style-name="P2" draw:layer="layout" svg:width="8.006cm" svg:height="1.023cm" svg:x="8.815cm" svg:y="0.243cm">
          <text:p text:style-name="P4"><text:span text:style-name="T1">Relación Binaria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2" draw:text-style-name="P2" draw:layer="layout" svg:width="13.107cm" svg:height="10.432cm" svg:x="1.233cm" svg:y="2.21cm">
          <text:list text:style-name="L4">
            <text:list-item>
              <text:p text:style-name="P4"><text:span text:style-name="T1">Módulo de Cuentas a través de Control de Datos agrega/consulta información de abonos en FIAT o transacciones bitcoin al balance de un receptor</text:span></text:p>
            </text:list-item>
          </text:list>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list text:continue-numbering="true" text:style-name="L4">
            <text:list-item>
              <text:p text:style-name="P4"><text:span text:style-name="T1">Módulo de Control de Datos retorna la información de transacciones realizadas al balance de un receptor, ya sea en FIAT o bitcoi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3" draw:text-style-name="P2" draw:layer="layout" svg:width="5.094cm" svg:height="1.322cm" svg:x="16.689cm" svg:y="2.21cm">
          <text:p text:style-name="P1"><text:span text:style-name="T1">Eleph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5" draw:text-style-name="P2" draw:layer="layout" svg:width="16.845cm" svg:height="1.322cm" svg:x="5.257cm" svg:y="7.065cm">
          <text:p text:style-name="P1"><text:span text:style-name="T1">Data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11" draw:text-style-name="P6" draw:layer="layout" svg:width="3.502cm" svg:height="0.037cm" draw:transform="rotate (1.5707963267949) translate (19.202cm 7.036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officeooo:annotation svg:x="26.977cm" svg:y="0cm">
          <dc:creator>Pedro González</dc:creator>
          <dc:date>2016-12-04T14:53:16.020000000</dc:date>
          <text:p>Nada de modificar. Eso es trampa.</text:p>
        </officeooo:annotation>
      </draw:page>
      <draw:page draw:name="page15" draw:style-name="dp1" draw:master-page-name="Title_20_and_20_body" presentation:presentation-page-layout-name="AL2T1">
        <office:forms form:automatic-focus="false" form:apply-design-mode="false"/>
        <draw:custom-shape draw:name="Shape 180" draw:style-name="gr12" draw:text-style-name="P2" draw:layer="layout" svg:width="8.006cm" svg:height="1.023cm" svg:x="8.815cm" svg:y="0.243cm">
          <text:p text:style-name="P4"><text:span text:style-name="T1">Relación Binaria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2" draw:text-style-name="P2" draw:layer="layout" svg:width="13.107cm" svg:height="10.647cm" svg:x="1.233cm" svg:y="1.995cm">
          <text:list text:style-name="L4">
            <text:list-item>
              <text:p text:style-name="P4"><text:span text:style-name="T1">Módulo de Control de Datos agrega/consulta/modifica datos contenidos en la Base de Datos</text:span></text:p>
            </text:list-item>
            <text:list-item>
              <text:p text:style-name="P4"><text:span text:style-name="T1">Módulo de Control de Datos recibe Eventos de la Base de Datos</text:span></text:p>
            </text:list-item>
          </text:list>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list text:continue-numbering="true" text:style-name="L4">
            <text:list-item>
              <text:p text:style-name="P4"><text:span text:style-name="T1">Base de Datos retorna datos, avisos y eventos al Módulo de Control de Da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4" draw:text-style-name="P2" draw:layer="layout" svg:width="5.094cm" svg:height="2.041cm" svg:x="11.011cm" svg:y="9.146cm">
          <text:p text:style-name="P4"><text:span text:style-name="T1">Base de Dato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83" draw:style-name="gr5" draw:text-style-name="P2" draw:layer="layout" svg:width="22.263cm" svg:height="1.322cm" svg:x="2.426cm" svg:y="5.7cm">
          <text:p text:style-name="P1"><text:span text:style-name="T1">Data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9" draw:text-style-name="P6" draw:layer="layout" svg:width="2.803cm" svg:height="0.001cm" draw:transform="rotate (1.5707963267949) translate (13.524cm 9.827cm)">
          <text:p/>
          <draw:enhanced-geometry draw:mirror-horizontal="true" draw:mirror-vertical="false" svg:viewBox="0 0 0 0" draw:text-areas="0 0 ?f2 ?f3" draw:type="ooxml-bentConnector3" draw:modifiers="3786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Shape 177" draw:style-name="gr17" draw:layer="layout" svg:width="16.932cm" svg:height="9.524cm" svg:x="1.059cm" svg:y="1.905cm" draw:page-number="15" presentation:class="page"/>
          <draw:frame draw:name="Shape 178" presentation:style-name="pr3" draw:text-style-name="P12" draw:layer="layout" svg:width="15.239cm" svg:height="11.429cm" svg:x="1.905cm" svg:y="12.065cm" presentation:class="notes" presentation:user-transformed="true">
            <draw:text-box>
              <text:p text:style-name="P13"><text:span text:style-name="T6">¿Qué término exacto se emplearía para abonos a FIAT (restan deuda FIAT de la plataforma con el Cliente) y para créditos (aumento de deuda FIAT de la plataforma con el Cliente)?</text:span></text:p>
            </draw:text-box>
          </draw:frame>
        </presentation:notes>
      </draw:page>
      <draw:page draw:name="page16" draw:style-name="dp1" draw:master-page-name="Title_20_and_20_body" presentation:presentation-page-layout-name="AL2T1">
        <office:forms form:automatic-focus="false" form:apply-design-mode="false"/>
        <draw:custom-shape draw:name="Shape 59" draw:style-name="gr5" draw:text-style-name="P3" draw:layer="layout" svg:width="6.6cm" svg:height="1.322cm" svg:x="3.8cm" svg:y="9.436cm">
          <text:p text:style-name="P1"><text:span text:style-name="T1">Data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8" draw:text-style-name="P5" draw:layer="layout" svg:width="2.008cm" svg:height="1.662cm" svg:x="7cm" svg:y="4.338cm">
          <text:p text:style-name="P4"><text:span text:style-name="T2">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7" draw:layer="layout" svg:x1="7.6cm" svg:y1="6cm" svg:x2="7.6cm" svg:y2="9.2cm">
          <text:p/>
        </draw:line>
        <draw:custom-shape draw:name="Shape 180" draw:style-name="gr12" draw:text-style-name="P2" draw:layer="layout" svg:width="8.006cm" svg:height="1.023cm" svg:x="7.19cm" svg:y="0.313cm">
          <text:p text:style-name="P4"><text:span text:style-name="T1">Relación Binaria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2" draw:text-style-name="P2" draw:layer="layout" svg:width="13.107cm" svg:height="10.647cm" svg:x="0.224cm" svg:y="1.277cm">
          <text:list text:style-name="L4">
            <text:list-item>
              <text:p text:style-name="P4"><text:span text:style-name="T34">Octopus agrega/consulta/modifica datos de Usuarios en DataController</text:span></text:p>
            </text:list-item>
          </text:list>
          <text:list text:style-name="L3">
            <text:list-item>
              <text:p text:style-name="P4"><text:span text:style-name="T15">Octopus agrega/consulta/modifica datos de Cuentas Bitcoin en DataController</text:span></text:p>
            </text:list-item>
          </text:list>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list text:style-name="L4">
            <text:list-item>
              <text:p text:style-name="P4"><text:span text:style-name="T15">DataController retorna información requerida y respuestas (status) a Octopu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7" draw:layer="layout" svg:width="14.6cm" svg:height="10.59cm" svg:x="11.8cm" svg:y="2.328cm">
          <draw:text-box>
            <text:p text:style-name="P7"><text:span text:style-name="T14">JSON Interface /octopus/users/</text:span></text:p>
            <text:p text:style-name="P7"><text:span text:style-name="T14"><text:tab/></text:span><text:span text:style-name="T14">→ </text:span><text:span text:style-name="T14">POST → /datacontroller/users/new(.:format)</text:span></text:p>
            <text:p><text:span text:style-name="T14">JSON POST:</text:span></text:p>
            <text:p><text:span text:style-name="T14">{</text:span></text:p>
            <text:p><text:span text:style-name="T14"><text:tab/></text:span><text:span text:style-name="T16">“</text:span><text:span text:style-name="T16">email” : “string” , “login” : “string” , </text:span></text:p>
            <text:p><text:span text:style-name="T16"><text:tab/></text:span><text:span text:style-name="T16">“</text:span><text:span text:style-name="T16">password” : “string” ,</text:span></text:p>
            <text:p><text:span text:style-name="T16"><text:tab/></text:span><text:span text:style-name="T16">“</text:span><text:span text:style-name="T16">name1” : “string” , “name2” : “string” , </text:span></text:p>
            <text:p><text:span text:style-name="T16"><text:tab/></text:span><text:span text:style-name="T16">“</text:span><text:span text:style-name="T16">lastname1” : “string” , “lastname1” : “string” , </text:span></text:p>
            <text:p><text:span text:style-name="T16"><text:tab/></text:span><text:span text:style-name="T16">“</text:span><text:span text:style-name="T16">userType” : “string”,</text:span></text:p>
            <text:p><text:span text:style-name="T16"/></text:p>
            <text:p><text:span text:style-name="T16"><text:tab/></text:span><text:span text:style-name="T16">“</text:span><text:span text:style-name="T16">notificationMethods” =&gt; [] , </text:span></text:p>
            <text:p><text:span text:style-name="T16"><text:tab/></text:span><text:span text:style-name="T16">“</text:span><text:span text:style-name="T16">accounts” =&gt; []</text:span></text:p>
            <text:p><text:span text:style-name="T14">}</text:span></text:p>
            <text:p text:style-name="P7"><text:span text:style-name="T14"/></text:p>
            <text:p/>
            <text:p/>
            <text:p>RETURN:</text:p>
            <text:p><text:span text:style-name="T3">200 : Ok</text:span></text:p>
            <text:p><text:span text:style-name="T3">400 : Bad request (JSON error)</text:span></text:p>
          </draw:text-box>
        </draw:frame>
        <presentation:notes draw:style-name="dp2">
          <draw:page-thumbnail draw:style-name="gr17" draw:layer="layout" svg:width="16.931cm" svg:height="9.524cm" svg:x="1.059cm" svg:y="1.93cm" draw:page-number="16" presentation:class="page"/>
          <draw:frame presentation:style-name="pr4" draw:layer="layout" svg:width="15.239cm" svg:height="11.429cm" svg:x="1.905cm" svg:y="12.065cm" presentation:class="notes" presentation:placeholder="true">
            <draw:text-box/>
          </draw:frame>
        </presentation:notes>
      </draw:page>
      <draw:page draw:name="page17" draw:style-name="dp1" draw:master-page-name="Title_20_and_20_body" presentation:presentation-page-layout-name="AL2T1">
        <office:forms form:automatic-focus="false" form:apply-design-mode="false"/>
        <draw:custom-shape draw:name="Shape 59" draw:style-name="gr5" draw:text-style-name="P3" xml:id="id8" draw:id="id8" draw:layer="layout" svg:width="19.973cm" svg:height="1.322cm" svg:x="3.8cm" svg:y="9.436cm">
          <text:p text:style-name="P1"><text:span text:style-name="T1">Data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8" draw:text-style-name="P5" xml:id="id7" draw:id="id7" draw:layer="layout" svg:width="2.008cm" svg:height="1.662cm" svg:x="7cm" svg:y="4.338cm">
          <text:p text:style-name="P4"><text:span text:style-name="T2">Octo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12" draw:text-style-name="P2" draw:layer="layout" svg:width="8.006cm" svg:height="1.023cm" svg:x="7.19cm" svg:y="0.313cm">
          <text:p text:style-name="P4"><text:span text:style-name="T1">Relación Binaria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2" draw:text-style-name="P2" draw:layer="layout" svg:width="13.107cm" svg:height="10.647cm" svg:x="1.324cm" svg:y="1.277cm">
          <text:list text:style-name="L4">
            <text:list-item>
              <text:p text:style-name="P4"><text:span text:style-name="T34">Octopus agrega/consulta/modifica datos de Usuarios en DataController</text:span></text:p>
            </text:list-item>
          </text:list>
          <text:list text:style-name="L3">
            <text:list-item>
              <text:p text:style-name="P4"><text:span text:style-name="T15">Octopus agrega/consulta/modifica datos de Cuentas Bitcoin en DataController</text:span></text:p>
            </text:list-item>
          </text:list>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list text:style-name="L4">
            <text:list-item>
              <text:p text:style-name="P4"><text:span text:style-name="T15">DataController retorna información requerida y respuestas (status) a Octopu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9" draw:text-style-name="P7" draw:layer="layout" svg:x1="8.004cm" svg:y1="6cm" svg:x2="13.786cm" svg:y2="9.436cm" draw:start-shape="id7" draw:start-glue-point="2" draw:end-shape="id8" svg:d="M8004 6000v1725h5782v1711" svg:viewBox="0 0 5783 3437">
          <text:p/>
        </draw:connector>
        <presentation:notes draw:style-name="dp2">
          <draw:page-thumbnail draw:style-name="gr17" draw:layer="layout" svg:width="16.931cm" svg:height="9.524cm" svg:x="1.059cm" svg:y="1.93cm" draw:page-number="17" presentation:class="page"/>
          <draw:frame presentation:style-name="pr4" draw:layer="layout" svg:width="15.239cm" svg:height="11.429cm" svg:x="1.905cm" svg:y="12.065cm" presentation:class="notes" presentation:placeholder="true">
            <draw:text-box/>
          </draw:frame>
        </presentation:notes>
      </draw:page>
      <draw:page draw:name="page18" draw:style-name="dp1" draw:master-page-name="Title_20_and_20_body" presentation:presentation-page-layout-name="AL2T1">
        <office:forms form:automatic-focus="false" form:apply-design-mode="false"/>
        <draw:frame draw:name="Shape 189" presentation:style-name="pr5" draw:text-style-name="P25" draw:layer="layout" svg:width="23.667cm" svg:height="9.489cm" svg:x="0.866cm" svg:y="3.201cm" presentation:class="outline" presentation:user-transformed="true">
          <draw:text-box>
            <text:p text:style-name="P24"><text:span text:style-name="T35">Un Receptor puede tener una o más Direcciones con una Etiqueta asociada</text:span></text:p>
            <text:p text:style-name="P24"><text:span text:style-name="T35">Una Dirección puede tener uno o más Medios de Notificación</text:span></text:p>
            <text:p text:style-name="P24"><text:span text:style-name="T35">Un Receptor puede tener una sola cuenta por defecto para Punto de Venta Virtual</text:span></text:p>
            <text:p text:style-name="P24"><text:span text:style-name="T35">Un Receptor puede tener una sola Cuenta por Defecto para modo Punto de Venta Virtual por cada Dirección</text:span></text:p>
          </draw:text-box>
        </draw:frame>
        <presentation:notes draw:style-name="dp2"/>
        <officeooo:annotation svg:x="26.977cm" svg:y="0cm">
          <dc:creator>Pedro González</dc:creator>
          <dc:date>2016-12-04T14:58:00.781000000</dc:date>
          <text:p>Esto se definirá en el diseño de la estructura de los datos</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quare" svg:viewBox="0 0 10 10" svg:d="M0 0h10v10h-10z"/>
    <draw:marker draw:name="msArrowEnd_20_9" draw:display-name="msArrowEnd 9" svg:viewBox="0 0 500 500" svg:d="M250 0l250 500h-500z"/>
    <draw:stroke-dash draw:name="Dashed_20__28_var_29_" draw:display-name="Dashed (var)" draw:style="rect" draw:dots1="1" draw:dots1-length="197%" draw:distance="127%"/>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52pt"/>
    </style:style>
    <style:style style:name="MP4"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5" style:family="paragraph">
      <style:paragraph-properties fo:text-align="start" style:font-independent-line-spacing="true"/>
      <style:text-properties fo:font-size="14pt" style:font-size-asian="14pt" style:font-size-complex="14pt"/>
    </style:style>
    <style:style style:name="MP6"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Shape 10" presentation:style-name="Mpr1" draw:text-style-name="MP3" draw:layer="backgroundobjects" svg:width="23.667cm" svg:height="5.701cm" svg:x="0.866cm" svg:y="2.068cm" presentation:class="title" presentation:user-transformed="true">
        <draw:text-box>
          <text:p/>
        </draw:text-box>
      </draw:frame>
      <draw:frame draw:name="Shape 12" presentation:style-name="Mpr2"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body" style:display-name="Title and body" style:page-layout-name="PM1" draw:style-name="Mdp1">
      <office:forms form:automatic-focus="false" form:apply-design-mode="false"/>
      <draw:frame draw:name="Shape 17" presentation:style-name="Mpr5" draw:text-style-name="MP6"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presentation:notes style:page-layout-name="PM2">
        <office:forms form:automatic-focus="false" form:apply-design-mode="false"/>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7-02-07T07:50:44.208380738</dc:date>
    <dc:creator>user </dc:creator>
    <meta:editing-duration>PT19H15M1S</meta:editing-duration>
    <meta:editing-cycles>47</meta:editing-cycles>
    <meta:document-statistic meta:object-count="178"/>
  </office:meta>
</office:document-meta>
</file>